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74mm"/>
    </style:style>
    <style:style style:name="co4" style:family="table-column">
      <style:table-column-properties fo:break-before="auto" style:column-width="31.2mm"/>
    </style:style>
    <style:style style:name="co5" style:family="table-column">
      <style:table-column-properties fo:break-before="auto" style:column-width="30.37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5.54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31.41mm"/>
    </style:style>
    <style:style style:name="co10" style:family="table-column">
      <style:table-column-properties fo:break-before="auto" style:column-width="31.84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4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13">
      <style:table-cell-properties fo:border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13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">
      <style:table-cell-properties fo:border="0.06pt solid #000000"/>
    </style:style>
    <style:style style:name="ce16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8"/>
        <table:table-column table:style-name="co2" table:number-columns-repeated="2" table:default-cell-style-name="ce5"/>
        <table:table-column table:style-name="co4" table:default-cell-style-name="ce8"/>
        <table:table-column table:style-name="co2" table:number-columns-repeated="2" table:default-cell-style-name="ce5"/>
        <table:table-column table:style-name="co5" table:default-cell-style-name="ce8"/>
        <table:table-column table:style-name="co2" table:number-columns-repeated="2" table:default-cell-style-name="ce5"/>
        <table:table-column table:style-name="co6" table:default-cell-style-name="ce8"/>
        <table:table-column table:style-name="co2" table:number-columns-repeated="2" table:default-cell-style-name="ce5"/>
        <table:table-column table:style-name="co7" table:default-cell-style-name="ce8"/>
        <table:table-column table:style-name="co2" table:number-columns-repeated="2" table:default-cell-style-name="ce5"/>
        <table:table-column table:style-name="co8" table:default-cell-style-name="ce8"/>
        <table:table-column table:style-name="co2" table:number-columns-repeated="2" table:default-cell-style-name="ce5"/>
        <table:table-column table:style-name="co9" table:default-cell-style-name="ce8"/>
        <table:table-column table:style-name="co2" table:number-columns-repeated="2" table:default-cell-style-name="ce5"/>
        <table:table-column table:style-name="co10" table:default-cell-style-name="ce8"/>
        <table:table-column table:style-name="co2" table:number-columns-repeated="2" table:default-cell-style-name="ce5"/>
        <table:table-column table:style-name="co11" table:default-cell-style-name="ce8"/>
        <table:table-column table:style-name="co2" table:number-columns-repeated="2" table:default-cell-style-name="ce5"/>
        <table:table-column table:style-name="co4" table:default-cell-style-name="ce8"/>
        <table:table-column table:style-name="co2" table:number-columns-repeated="993" table:default-cell-style-name="Default"/>
        <table:table-row table:style-name="ro1">
          <table:table-cell table:style-name="ce1" office:value-type="string" calcext:value-type="string">
            <text:p>Topics</text:p>
          </table:table-cell>
          <table:table-cell table:style-name="ce4" office:value-type="float" office:value="2006" calcext:value-type="float" table:number-columns-spanned="3" table:number-rows-spanned="1">
            <text:p>2006</text:p>
          </table:table-cell>
          <table:covered-table-cell table:number-columns-repeated="2" table:style-name="ce1"/>
          <table:table-cell table:style-name="ce4" office:value-type="float" office:value="2007" calcext:value-type="float" table:number-columns-spanned="3" table:number-rows-spanned="1">
            <text:p>2007</text:p>
          </table:table-cell>
          <table:covered-table-cell table:number-columns-repeated="2" table:style-name="ce1"/>
          <table:table-cell table:style-name="ce4" office:value-type="float" office:value="2008" calcext:value-type="float" table:number-columns-spanned="3" table:number-rows-spanned="1">
            <text:p>2008</text:p>
          </table:table-cell>
          <table:covered-table-cell table:number-columns-repeated="2" table:style-name="ce1"/>
          <table:table-cell table:style-name="ce4" office:value-type="float" office:value="2009" calcext:value-type="float" table:number-columns-spanned="3" table:number-rows-spanned="1">
            <text:p>2009</text:p>
          </table:table-cell>
          <table:covered-table-cell table:number-columns-repeated="2" table:style-name="ce1"/>
          <table:table-cell table:style-name="ce4" office:value-type="float" office:value="2010" calcext:value-type="float" table:number-columns-spanned="3" table:number-rows-spanned="1">
            <text:p>2010</text:p>
          </table:table-cell>
          <table:covered-table-cell table:number-columns-repeated="2" table:style-name="ce1"/>
          <table:table-cell table:style-name="ce4" office:value-type="float" office:value="2011" calcext:value-type="float" table:number-columns-spanned="3" table:number-rows-spanned="1">
            <text:p>2011</text:p>
          </table:table-cell>
          <table:covered-table-cell table:number-columns-repeated="2" table:style-name="ce1"/>
          <table:table-cell table:style-name="ce4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1"/>
          <table:table-cell table:style-name="ce4" office:value-type="float" office:value="2013" calcext:value-type="float" table:number-columns-spanned="3" table:number-rows-spanned="1">
            <text:p>2013</text:p>
          </table:table-cell>
          <table:covered-table-cell table:number-columns-repeated="2" table:style-name="ce1"/>
          <table:table-cell table:style-name="ce4" office:value-type="float" office:value="2014" calcext:value-type="float" table:number-columns-spanned="3" table:number-rows-spanned="1">
            <text:p>2014</text:p>
          </table:table-cell>
          <table:covered-table-cell table:number-columns-repeated="2" table:style-name="ce1"/>
          <table:table-cell table:style-name="ce4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"/>
          <table:table-cell table:style-name="ce9"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2" office:value-type="string" calcext:value-type="string">
            <text:p>occurrences</text:p>
          </table:table-cell>
          <table:table-cell table:style-name="ce2" office:value-type="string" calcext:value-type="string">
            <text:p>nb of docs</text:p>
          </table:table-cell>
          <table:table-cell table:style-name="ce2" office:value-type="string" calcext:value-type="string">
            <text:p>% through the whole corpus</text:p>
          </table:table-cell>
          <table:table-cell table:style-name="ce10" table:number-columns-repeated="993"/>
        </table:table-row>
        <table:table-row table:style-name="ro1">
          <table:table-cell office:value-type="string" calcext:value-type="string">
            <text:p>semantic_web</text:p>
          </table:table-cell>
          <table:table-cell office:value-type="float" office:value="808" calcext:value-type="float">
            <text:p>808</text:p>
          </table:table-cell>
          <table:table-cell office:value-type="float" office:value="94" calcext:value-type="float">
            <text:p>94</text:p>
          </table:table-cell>
          <table:table-cell table:formula="of:=[.C3]/[.$B$23]" office:value-type="percentage" office:value="0.912621359223301" calcext:value-type="percentage">
            <text:p>91.3%</text:p>
          </table:table-cell>
          <table:table-cell office:value-type="float" office:value="1456" calcext:value-type="float">
            <text:p>1456</text:p>
          </table:table-cell>
          <table:table-cell office:value-type="float" office:value="137" calcext:value-type="float">
            <text:p>137</text:p>
          </table:table-cell>
          <table:table-cell table:formula="of:=[.F3]/[.$E$23]" office:value-type="percentage" office:value="0.964788732394366" calcext:value-type="percentage">
            <text:p>96.5%</text:p>
          </table:table-cell>
          <table:table-cell office:value-type="float" office:value="1558" calcext:value-type="float">
            <text:p>1558</text:p>
          </table:table-cell>
          <table:table-cell office:value-type="float" office:value="146" calcext:value-type="float">
            <text:p>146</text:p>
          </table:table-cell>
          <table:table-cell table:formula="of:=[.I3]/[.$H$23]" office:value-type="percentage" office:value="0.986486486486487" calcext:value-type="percentage">
            <text:p>98.6%</text:p>
          </table:table-cell>
          <table:table-cell office:value-type="float" office:value="1012" calcext:value-type="float">
            <text:p>1012</text:p>
          </table:table-cell>
          <table:table-cell office:value-type="float" office:value="153" calcext:value-type="float">
            <text:p>153</text:p>
          </table:table-cell>
          <table:table-cell table:formula="of:=[.L3]/[.$K$23]" office:value-type="percentage" office:value="0.974522292993631" calcext:value-type="percentage">
            <text:p>97.5%</text:p>
          </table:table-cell>
          <table:table-cell office:value-type="float" office:value="1348" calcext:value-type="float">
            <text:p>1348</text:p>
          </table:table-cell>
          <table:table-cell office:value-type="float" office:value="191" calcext:value-type="float">
            <text:p>191</text:p>
          </table:table-cell>
          <table:table-cell table:formula="of:=[.O3]/[.$N$23]" office:value-type="percentage" office:value="0.940886699507389" calcext:value-type="percentage">
            <text:p>94.1%</text:p>
          </table:table-cell>
          <table:table-cell office:value-type="float" office:value="1417" calcext:value-type="float">
            <text:p>1417</text:p>
          </table:table-cell>
          <table:table-cell office:value-type="float" office:value="168" calcext:value-type="float">
            <text:p>168</text:p>
          </table:table-cell>
          <table:table-cell table:formula="of:=[.R3]/[.$Q$23]" office:value-type="percentage" office:value="0.908108108108108" calcext:value-type="percentage">
            <text:p>90.8%</text:p>
          </table:table-cell>
          <table:table-cell office:value-type="float" office:value="1050" calcext:value-type="float">
            <text:p>1050</text:p>
          </table:table-cell>
          <table:table-cell office:value-type="float" office:value="187" calcext:value-type="float">
            <text:p>187</text:p>
          </table:table-cell>
          <table:table-cell table:formula="of:=[.U3]/[.$T$23]" office:value-type="percentage" office:value="0.903381642512077" calcext:value-type="percentage">
            <text:p>90.3%</text:p>
          </table:table-cell>
          <table:table-cell office:value-type="float" office:value="925" calcext:value-type="float">
            <text:p>925</text:p>
          </table:table-cell>
          <table:table-cell office:value-type="float" office:value="153" calcext:value-type="float">
            <text:p>153</text:p>
          </table:table-cell>
          <table:table-cell table:formula="of:=[.X3]/[.$W$23]" office:value-type="percentage" office:value="0.813829787234043" calcext:value-type="percentage">
            <text:p>81.4%</text:p>
          </table:table-cell>
          <table:table-cell office:value-type="float" office:value="971" calcext:value-type="float">
            <text:p>971</text:p>
          </table:table-cell>
          <table:table-cell office:value-type="float" office:value="162" calcext:value-type="float">
            <text:p>162</text:p>
          </table:table-cell>
          <table:table-cell table:formula="of:=[.AA3]/[.$Z$23]" office:value-type="percentage" office:value="0.814070351758794" calcext:value-type="percentage">
            <text:p>81.4%</text:p>
          </table:table-cell>
          <table:table-cell office:value-type="float" office:value="969" calcext:value-type="float">
            <text:p>969</text:p>
          </table:table-cell>
          <table:table-cell office:value-type="float" office:value="168" calcext:value-type="float">
            <text:p>168</text:p>
          </table:table-cell>
          <table:table-cell table:formula="of:=[.AD3]/[.$AC$23]" office:value-type="percentage" office:value="0.831683168316832" calcext:value-type="percentage">
            <text:p>83.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df_data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[.C4]/[.$B$23]" office:value-type="percentage" office:value="0.223300970873786" calcext:value-type="percentage">
            <text:p>22.3%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table:formula="of:=[.F4]/[.$E$23]" office:value-type="percentage" office:value="0.197183098591549" calcext:value-type="percentage">
            <text:p>19.7%</text:p>
          </table:table-cell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table:formula="of:=[.I4]/[.$H$23]" office:value-type="percentage" office:value="0.277027027027027" calcext:value-type="percentage">
            <text:p>27.7%</text:p>
          </table:table-cell>
          <table:table-cell office:value-type="float" office:value="280" calcext:value-type="float">
            <text:p>280</text:p>
          </table:table-cell>
          <table:table-cell office:value-type="float" office:value="51" calcext:value-type="float">
            <text:p>51</text:p>
          </table:table-cell>
          <table:table-cell table:formula="of:=[.L4]/[.$K$23]" office:value-type="percentage" office:value="0.32484076433121" calcext:value-type="percentage">
            <text:p>32.5%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table:formula="of:=[.O4]/[.$N$23]" office:value-type="percentage" office:value="0.394088669950739" calcext:value-type="percentage">
            <text:p>39.4%</text:p>
          </table:table-cell>
          <table:table-cell office:value-type="float" office:value="436" calcext:value-type="float">
            <text:p>436</text:p>
          </table:table-cell>
          <table:table-cell office:value-type="float" office:value="78" calcext:value-type="float">
            <text:p>78</text:p>
          </table:table-cell>
          <table:table-cell table:formula="of:=[.R4]/[.$Q$23]" office:value-type="percentage" office:value="0.421621621621622" calcext:value-type="percentage">
            <text:p>42.2%</text:p>
          </table:table-cell>
          <table:table-cell office:value-type="float" office:value="445" calcext:value-type="float">
            <text:p>445</text:p>
          </table:table-cell>
          <table:table-cell office:value-type="float" office:value="91" calcext:value-type="float">
            <text:p>91</text:p>
          </table:table-cell>
          <table:table-cell table:formula="of:=[.U4]/[.$T$23]" office:value-type="percentage" office:value="0.439613526570048" calcext:value-type="percentage">
            <text:p>44.0%</text:p>
          </table:table-cell>
          <table:table-cell office:value-type="float" office:value="442" calcext:value-type="float">
            <text:p>442</text:p>
          </table:table-cell>
          <table:table-cell office:value-type="float" office:value="84" calcext:value-type="float">
            <text:p>84</text:p>
          </table:table-cell>
          <table:table-cell table:formula="of:=[.X4]/[.$W$23]" office:value-type="percentage" office:value="0.446808510638298" calcext:value-type="percentage">
            <text:p>44.7%</text:p>
          </table:table-cell>
          <table:table-cell office:value-type="float" office:value="396" calcext:value-type="float">
            <text:p>396</text:p>
          </table:table-cell>
          <table:table-cell office:value-type="float" office:value="87" calcext:value-type="float">
            <text:p>87</text:p>
          </table:table-cell>
          <table:table-cell table:formula="of:=[.AA4]/[.$Z$23]" office:value-type="percentage" office:value="0.437185929648241" calcext:value-type="percentage">
            <text:p>43.7%</text:p>
          </table:table-cell>
          <table:table-cell office:value-type="float" office:value="590" calcext:value-type="float">
            <text:p>590</text:p>
          </table:table-cell>
          <table:table-cell office:value-type="float" office:value="106" calcext:value-type="float">
            <text:p>106</text:p>
          </table:table-cell>
          <table:table-cell table:formula="of:=[.AD4]/[.$AC$23]" office:value-type="percentage" office:value="0.524752475247525" calcext:value-type="percentage">
            <text:p>52.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inked_da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$B$23]" office:value-type="percentage" office:value="0" calcext:value-type="percentage">
            <text:p>0.0%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F5]/[.$E$23]" office:value-type="percentage" office:value="0.0563380281690141" calcext:value-type="percentage">
            <text:p>5.6%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[.I5]/[.$H$23]" office:value-type="percentage" office:value="0.0945945945945946" calcext:value-type="percentage">
            <text:p>9.5%</text:p>
          </table:table-cell>
          <table:table-cell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table:formula="of:=[.L5]/[.$K$23]" office:value-type="percentage" office:value="0.21656050955414" calcext:value-type="percentage">
            <text:p>21.7%</text:p>
          </table:table-cell>
          <table:table-cell office:value-type="float" office:value="896" calcext:value-type="float">
            <text:p>896</text:p>
          </table:table-cell>
          <table:table-cell office:value-type="float" office:value="94" calcext:value-type="float">
            <text:p>94</text:p>
          </table:table-cell>
          <table:table-cell table:formula="of:=[.O5]/[.$N$23]" office:value-type="percentage" office:value="0.463054187192118" calcext:value-type="percentage">
            <text:p>46.3%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table:formula="of:=[.R5]/[.$Q$23]" office:value-type="percentage" office:value="0.562162162162162" calcext:value-type="percentage">
            <text:p>56.2%</text:p>
          </table:table-cell>
          <table:table-cell office:value-type="float" office:value="1612" calcext:value-type="float">
            <text:p>1612</text:p>
          </table:table-cell>
          <table:table-cell office:value-type="float" office:value="128" calcext:value-type="float">
            <text:p>128</text:p>
          </table:table-cell>
          <table:table-cell table:formula="of:=[.U5]/[.$T$23]" office:value-type="percentage" office:value="0.618357487922705" calcext:value-type="percentage">
            <text:p>61.8%</text:p>
          </table:table-cell>
          <table:table-cell office:value-type="float" office:value="1191" calcext:value-type="float">
            <text:p>1191</text:p>
          </table:table-cell>
          <table:table-cell office:value-type="float" office:value="117" calcext:value-type="float">
            <text:p>117</text:p>
          </table:table-cell>
          <table:table-cell table:formula="of:=[.X5]/[.$W$23]" office:value-type="percentage" office:value="0.622340425531915" calcext:value-type="percentage">
            <text:p>62.2%</text:p>
          </table:table-cell>
          <table:table-cell office:value-type="float" office:value="1320" calcext:value-type="float">
            <text:p>1320</text:p>
          </table:table-cell>
          <table:table-cell office:value-type="float" office:value="137" calcext:value-type="float">
            <text:p>137</text:p>
          </table:table-cell>
          <table:table-cell table:formula="of:=[.AA5]/[.$Z$23]" office:value-type="percentage" office:value="0.688442211055276" calcext:value-type="percentage">
            <text:p>68.8%</text:p>
          </table:table-cell>
          <table:table-cell office:value-type="float" office:value="1465" calcext:value-type="float">
            <text:p>1465</text:p>
          </table:table-cell>
          <table:table-cell office:value-type="float" office:value="146" calcext:value-type="float">
            <text:p>146</text:p>
          </table:table-cell>
          <table:table-cell table:formula="of:=[.AD5]/[.$AC$23]" office:value-type="percentage" office:value="0.722772277227723" calcext:value-type="percentage">
            <text:p>72.3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easoning_tas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6]/[.$B$23]" office:value-type="percentage" office:value="0.0679611650485437" calcext:value-type="percentage">
            <text:p>6.8%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formula="of:=[.F6]/[.$E$23]" office:value-type="percentage" office:value="0.119718309859155" calcext:value-type="percentage">
            <text:p>12.0%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I6]/[.$H$23]" office:value-type="percentage" office:value="0.0945945945945946" calcext:value-type="percentage">
            <text:p>9.5%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L6]/[.$K$23]" office:value-type="percentage" office:value="0.089171974522293" calcext:value-type="percentage">
            <text:p>8.9%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O6]/[.$N$23]" office:value-type="percentage" office:value="0.0492610837438424" calcext:value-type="percentage">
            <text:p>4.9%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formula="of:=[.R6]/[.$Q$23]" office:value-type="percentage" office:value="0.102702702702703" calcext:value-type="percentage">
            <text:p>10.3%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[.U6]/[.$T$23]" office:value-type="percentage" office:value="0.140096618357488" calcext:value-type="percentage">
            <text:p>14.0%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X6]/[.$W$23]" office:value-type="percentage" office:value="0.0691489361702128" calcext:value-type="percentage">
            <text:p>6.9%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[.AA6]/[.$Z$23]" office:value-type="percentage" office:value="0.0753768844221105" calcext:value-type="percentage">
            <text:p>7.5%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formula="of:=[.AD6]/[.$AC$23]" office:value-type="percentage" office:value="0.0841584158415842" calcext:value-type="percentage">
            <text:p>8.4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tural_language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formula="of:=[.C7]/[.$B$23]" office:value-type="percentage" office:value="0.29126213592233" calcext:value-type="percentage">
            <text:p>29.1%</text:p>
          </table:table-cell>
          <table:table-cell office:value-type="float" office:value="307" calcext:value-type="float">
            <text:p>307</text:p>
          </table:table-cell>
          <table:table-cell office:value-type="float" office:value="44" calcext:value-type="float">
            <text:p>44</text:p>
          </table:table-cell>
          <table:table-cell table:formula="of:=[.F7]/[.$E$23]" office:value-type="percentage" office:value="0.309859154929577" calcext:value-type="percentage">
            <text:p>31.0%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table:formula="of:=[.I7]/[.$H$23]" office:value-type="percentage" office:value="0.310810810810811" calcext:value-type="percentage">
            <text:p>31.1%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formula="of:=[.L7]/[.$K$23]" office:value-type="percentage" office:value="0.254777070063694" calcext:value-type="percentage">
            <text:p>25.5%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table:formula="of:=[.O7]/[.$N$23]" office:value-type="percentage" office:value="0.25615763546798" calcext:value-type="percentage">
            <text:p>25.6%</text:p>
          </table:table-cell>
          <table:table-cell office:value-type="float" office:value="206" calcext:value-type="float">
            <text:p>206</text:p>
          </table:table-cell>
          <table:table-cell office:value-type="float" office:value="45" calcext:value-type="float">
            <text:p>45</text:p>
          </table:table-cell>
          <table:table-cell table:formula="of:=[.R7]/[.$Q$23]" office:value-type="percentage" office:value="0.243243243243243" calcext:value-type="percentage">
            <text:p>24.3%</text:p>
          </table:table-cell>
          <table:table-cell office:value-type="float" office:value="276" calcext:value-type="float">
            <text:p>276</text:p>
          </table:table-cell>
          <table:table-cell office:value-type="float" office:value="61" calcext:value-type="float">
            <text:p>61</text:p>
          </table:table-cell>
          <table:table-cell table:formula="of:=[.U7]/[.$T$23]" office:value-type="percentage" office:value="0.294685990338164" calcext:value-type="percentage">
            <text:p>29.5%</text:p>
          </table:table-cell>
          <table:table-cell office:value-type="float" office:value="261" calcext:value-type="float">
            <text:p>261</text:p>
          </table:table-cell>
          <table:table-cell office:value-type="float" office:value="55" calcext:value-type="float">
            <text:p>55</text:p>
          </table:table-cell>
          <table:table-cell table:formula="of:=[.X7]/[.$W$23]" office:value-type="percentage" office:value="0.292553191489362" calcext:value-type="percentage">
            <text:p>29.3%</text:p>
          </table:table-cell>
          <table:table-cell office:value-type="float" office:value="249" calcext:value-type="float">
            <text:p>249</text:p>
          </table:table-cell>
          <table:table-cell office:value-type="float" office:value="62" calcext:value-type="float">
            <text:p>62</text:p>
          </table:table-cell>
          <table:table-cell table:formula="of:=[.AA7]/[.$Z$23]" office:value-type="percentage" office:value="0.311557788944724" calcext:value-type="percentage">
            <text:p>31.2%</text:p>
          </table:table-cell>
          <table:table-cell office:value-type="float" office:value="334" calcext:value-type="float">
            <text:p>334</text:p>
          </table:table-cell>
          <table:table-cell office:value-type="float" office:value="64" calcext:value-type="float">
            <text:p>64</text:p>
          </table:table-cell>
          <table:table-cell table:formula="of:=[.AD7]/[.$AC$23]" office:value-type="percentage" office:value="0.316831683168317" calcext:value-type="percentage">
            <text:p>31.7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ata_source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[.C8]/[.$B$23]" office:value-type="percentage" office:value="0.213592233009709" calcext:value-type="percentage">
            <text:p>21.4%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table:formula="of:=[.F8]/[.$E$23]" office:value-type="percentage" office:value="0.246478873239437" calcext:value-type="percentage">
            <text:p>24.6%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[.I8]/[.$H$23]" office:value-type="percentage" office:value="0.283783783783784" calcext:value-type="percentage">
            <text:p>28.4%</text:p>
          </table:table-cell>
          <table:table-cell office:value-type="float" office:value="417" calcext:value-type="float">
            <text:p>417</text:p>
          </table:table-cell>
          <table:table-cell office:value-type="float" office:value="44" calcext:value-type="float">
            <text:p>44</text:p>
          </table:table-cell>
          <table:table-cell table:formula="of:=[.L8]/[.$K$23]" office:value-type="percentage" office:value="0.280254777070064" calcext:value-type="percentage">
            <text:p>28.0%</text:p>
          </table:table-cell>
          <table:table-cell office:value-type="float" office:value="429" calcext:value-type="float">
            <text:p>429</text:p>
          </table:table-cell>
          <table:table-cell office:value-type="float" office:value="78" calcext:value-type="float">
            <text:p>78</text:p>
          </table:table-cell>
          <table:table-cell table:formula="of:=[.O8]/[.$N$23]" office:value-type="percentage" office:value="0.38423645320197" calcext:value-type="percentage">
            <text:p>38.4%</text:p>
          </table:table-cell>
          <table:table-cell office:value-type="float" office:value="486" calcext:value-type="float">
            <text:p>486</text:p>
          </table:table-cell>
          <table:table-cell office:value-type="float" office:value="75" calcext:value-type="float">
            <text:p>75</text:p>
          </table:table-cell>
          <table:table-cell table:formula="of:=[.R8]/[.$Q$23]" office:value-type="percentage" office:value="0.405405405405405" calcext:value-type="percentage">
            <text:p>40.5%</text:p>
          </table:table-cell>
          <table:table-cell office:value-type="float" office:value="499" calcext:value-type="float">
            <text:p>499</text:p>
          </table:table-cell>
          <table:table-cell office:value-type="float" office:value="87" calcext:value-type="float">
            <text:p>87</text:p>
          </table:table-cell>
          <table:table-cell table:formula="of:=[.U8]/[.$T$23]" office:value-type="percentage" office:value="0.420289855072464" calcext:value-type="percentage">
            <text:p>42.0%</text:p>
          </table:table-cell>
          <table:table-cell office:value-type="float" office:value="608" calcext:value-type="float">
            <text:p>608</text:p>
          </table:table-cell>
          <table:table-cell office:value-type="float" office:value="92" calcext:value-type="float">
            <text:p>92</text:p>
          </table:table-cell>
          <table:table-cell table:formula="of:=[.X8]/[.$W$23]" office:value-type="percentage" office:value="0.48936170212766" calcext:value-type="percentage">
            <text:p>48.9%</text:p>
          </table:table-cell>
          <table:table-cell office:value-type="float" office:value="432" calcext:value-type="float">
            <text:p>432</text:p>
          </table:table-cell>
          <table:table-cell office:value-type="float" office:value="93" calcext:value-type="float">
            <text:p>93</text:p>
          </table:table-cell>
          <table:table-cell table:formula="of:=[.AA8]/[.$Z$23]" office:value-type="percentage" office:value="0.467336683417085" calcext:value-type="percentage">
            <text:p>46.7%</text:p>
          </table:table-cell>
          <table:table-cell office:value-type="float" office:value="761" calcext:value-type="float">
            <text:p>761</text:p>
          </table:table-cell>
          <table:table-cell office:value-type="float" office:value="107" calcext:value-type="float">
            <text:p>107</text:p>
          </table:table-cell>
          <table:table-cell table:formula="of:=[.AD8]/[.$AC$23]" office:value-type="percentage" office:value="0.52970297029703" calcext:value-type="percentage">
            <text:p>53.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wl_s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formula="of:=[.C9]/[.$B$23]" office:value-type="percentage" office:value="0.262135922330097" calcext:value-type="percentage">
            <text:p>26.2%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formula="of:=[.F9]/[.$E$23]" office:value-type="percentage" office:value="0.302816901408451" calcext:value-type="percentage">
            <text:p>30.3%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table:formula="of:=[.I9]/[.$H$23]" office:value-type="percentage" office:value="0.27027027027027" calcext:value-type="percentage">
            <text:p>27.0%</text:p>
          </table:table-cell>
          <table:table-cell office:value-type="float" office:value="249" calcext:value-type="float">
            <text:p>249</text:p>
          </table:table-cell>
          <table:table-cell office:value-type="float" office:value="46" calcext:value-type="float">
            <text:p>46</text:p>
          </table:table-cell>
          <table:table-cell table:formula="of:=[.L9]/[.$K$23]" office:value-type="percentage" office:value="0.292993630573248" calcext:value-type="percentage">
            <text:p>29.3%</text:p>
          </table:table-cell>
          <table:table-cell office:value-type="float" office:value="394" calcext:value-type="float">
            <text:p>394</text:p>
          </table:table-cell>
          <table:table-cell office:value-type="float" office:value="66" calcext:value-type="float">
            <text:p>66</text:p>
          </table:table-cell>
          <table:table-cell table:formula="of:=[.O9]/[.$N$23]" office:value-type="percentage" office:value="0.32512315270936" calcext:value-type="percentage">
            <text:p>32.5%</text:p>
          </table:table-cell>
          <table:table-cell office:value-type="float" office:value="268" calcext:value-type="float">
            <text:p>268</text:p>
          </table:table-cell>
          <table:table-cell office:value-type="float" office:value="56" calcext:value-type="float">
            <text:p>56</text:p>
          </table:table-cell>
          <table:table-cell table:formula="of:=[.R9]/[.$Q$23]" office:value-type="percentage" office:value="0.302702702702703" calcext:value-type="percentage">
            <text:p>30.3%</text:p>
          </table:table-cell>
          <table:table-cell office:value-type="float" office:value="462" calcext:value-type="float">
            <text:p>462</text:p>
          </table:table-cell>
          <table:table-cell office:value-type="float" office:value="60" calcext:value-type="float">
            <text:p>60</text:p>
          </table:table-cell>
          <table:table-cell table:formula="of:=[.U9]/[.$T$23]" office:value-type="percentage" office:value="0.289855072463768" calcext:value-type="percentage">
            <text:p>29.0%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table:formula="of:=[.X9]/[.$W$23]" office:value-type="percentage" office:value="0.303191489361702" calcext:value-type="percentage">
            <text:p>30.3%</text:p>
          </table:table-cell>
          <table:table-cell office:value-type="float" office:value="217" calcext:value-type="float">
            <text:p>217</text:p>
          </table:table-cell>
          <table:table-cell office:value-type="float" office:value="62" calcext:value-type="float">
            <text:p>62</text:p>
          </table:table-cell>
          <table:table-cell table:formula="of:=[.AA9]/[.$Z$23]" office:value-type="percentage" office:value="0.311557788944724" calcext:value-type="percentage">
            <text:p>31.2%</text:p>
          </table:table-cell>
          <table:table-cell office:value-type="float" office:value="471" calcext:value-type="float">
            <text:p>471</text:p>
          </table:table-cell>
          <table:table-cell office:value-type="float" office:value="67" calcext:value-type="float">
            <text:p>67</text:p>
          </table:table-cell>
          <table:table-cell table:formula="of:=[.AD9]/[.$AC$23]" office:value-type="percentage" office:value="0.331683168316832" calcext:value-type="percentage">
            <text:p>33.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ry_execu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]/[.$B$23]" office:value-type="percentage" office:value="0.00970873786407767" calcext:value-type="percentage">
            <text:p>1.0%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F10]/[.$E$23]" office:value-type="percentage" office:value="0.0422535211267606" calcext:value-type="percentage">
            <text:p>4.2%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I10]/[.$H$23]" office:value-type="percentage" office:value="0.0472972972972973" calcext:value-type="percentage">
            <text:p>4.7%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formula="of:=[.L10]/[.$K$23]" office:value-type="percentage" office:value="0.0828025477707006" calcext:value-type="percentage">
            <text:p>8.3%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O10]/[.$N$23]" office:value-type="percentage" office:value="0.0541871921182266" calcext:value-type="percentage">
            <text:p>5.4%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[.R10]/[.$Q$23]" office:value-type="percentage" office:value="0.0864864864864865" calcext:value-type="percentage">
            <text:p>8.6%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formula="of:=[.U10]/[.$T$23]" office:value-type="percentage" office:value="0.0966183574879227" calcext:value-type="percentage">
            <text:p>9.7%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formula="of:=[.X10]/[.$W$23]" office:value-type="percentage" office:value="0.0957446808510638" calcext:value-type="percentage">
            <text:p>9.6%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table:formula="of:=[.AA10]/[.$Z$23]" office:value-type="percentage" office:value="0.150753768844221" calcext:value-type="percentage">
            <text:p>15.1%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table:formula="of:=[.AD10]/[.$AC$23]" office:value-type="percentage" office:value="0.163366336633663" calcext:value-type="percentage">
            <text:p>16.3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ntology_engineering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C11]/[.$B$23]" office:value-type="percentage" office:value="0.106796116504854" calcext:value-type="percentage">
            <text:p>10.7%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formula="of:=[.F11]/[.$E$23]" office:value-type="percentage" office:value="0.147887323943662" calcext:value-type="percentage">
            <text:p>14.8%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I11]/[.$H$23]" office:value-type="percentage" office:value="0.135135135135135" calcext:value-type="percentage">
            <text:p>13.5%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formula="of:=[.L11]/[.$K$23]" office:value-type="percentage" office:value="0.10828025477707" calcext:value-type="percentage">
            <text:p>10.8%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O11]/[.$N$23]" office:value-type="percentage" office:value="0.113300492610837" calcext:value-type="percentage">
            <text:p>11.3%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formula="of:=[.R11]/[.$Q$23]" office:value-type="percentage" office:value="0.12972972972973" calcext:value-type="percentage">
            <text:p>13.0%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table:formula="of:=[.U11]/[.$T$23]" office:value-type="percentage" office:value="0.135265700483092" calcext:value-type="percentage">
            <text:p>13.5%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table:formula="of:=[.X11]/[.$W$23]" office:value-type="percentage" office:value="0.117021276595745" calcext:value-type="percentage">
            <text:p>11.7%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AA11]/[.$Z$23]" office:value-type="percentage" office:value="0.0804020100502513" calcext:value-type="percentage">
            <text:p>8.0%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formula="of:=[.AD11]/[.$AC$23]" office:value-type="percentage" office:value="0.0891089108910891" calcext:value-type="percentage">
            <text:p>8.9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chine_learn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C12]/[.$B$23]" office:value-type="percentage" office:value="0.0776699029126214" calcext:value-type="percentage">
            <text:p>7.8%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F12]/[.$E$23]" office:value-type="percentage" office:value="0.154929577464789" calcext:value-type="percentage">
            <text:p>15.5%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I12]/[.$H$23]" office:value-type="percentage" office:value="0.101351351351351" calcext:value-type="percentage">
            <text:p>10.1%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formula="of:=[.L12]/[.$K$23]" office:value-type="percentage" office:value="0.140127388535032" calcext:value-type="percentage">
            <text:p>14.0%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table:formula="of:=[.O12]/[.$N$23]" office:value-type="percentage" office:value="0.187192118226601" calcext:value-type="percentage">
            <text:p>18.7%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table:formula="of:=[.R12]/[.$Q$23]" office:value-type="percentage" office:value="0.145945945945946" calcext:value-type="percentage">
            <text:p>14.6%</text:p>
          </table:table-cell>
          <table:table-cell office:value-type="float" office:value="185" calcext:value-type="float">
            <text:p>185</text:p>
          </table:table-cell>
          <table:table-cell office:value-type="float" office:value="53" calcext:value-type="float">
            <text:p>53</text:p>
          </table:table-cell>
          <table:table-cell table:formula="of:=[.U12]/[.$T$23]" office:value-type="percentage" office:value="0.256038647342995" calcext:value-type="percentage">
            <text:p>25.6%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formula="of:=[.X12]/[.$W$23]" office:value-type="percentage" office:value="0.202127659574468" calcext:value-type="percentage">
            <text:p>20.2%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table:formula="of:=[.AA12]/[.$Z$23]" office:value-type="percentage" office:value="0.256281407035176" calcext:value-type="percentage">
            <text:p>25.6%</text:p>
          </table:table-cell>
          <table:table-cell office:value-type="float" office:value="211" calcext:value-type="float">
            <text:p>211</text:p>
          </table:table-cell>
          <table:table-cell office:value-type="float" office:value="47" calcext:value-type="float">
            <text:p>47</text:p>
          </table:table-cell>
          <table:table-cell table:formula="of:=[.AD12]/[.$AC$23]" office:value-type="percentage" office:value="0.232673267326733" calcext:value-type="percentage">
            <text:p>23.3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yword_quer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]/[.$B$23]" office:value-type="percentage" office:value="0.0194174757281553" calcext:value-type="percentage">
            <text:p>1.9%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F13]/[.$E$23]" office:value-type="percentage" office:value="0.0211267605633803" calcext:value-type="percentage">
            <text:p>2.1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I13]/[.$H$23]" office:value-type="percentage" office:value="0.0202702702702703" calcext:value-type="percentage">
            <text:p>2.0%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L13]/[.$K$23]" office:value-type="percentage" office:value="0.0445859872611465" calcext:value-type="percentage">
            <text:p>4.5%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formula="of:=[.O13]/[.$N$23]" office:value-type="percentage" office:value="0.0541871921182266" calcext:value-type="percentage">
            <text:p>5.4%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table:formula="of:=[.R13]/[.$Q$23]" office:value-type="percentage" office:value="0.0702702702702703" calcext:value-type="percentage">
            <text:p>7.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U13]/[.$T$23]" office:value-type="percentage" office:value="0.0144927536231884" calcext:value-type="percentage">
            <text:p>1.4%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X13]/[.$W$23]" office:value-type="percentage" office:value="0.0372340425531915" calcext:value-type="percentage">
            <text:p>3.7%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A13]/[.$Z$23]" office:value-type="percentage" office:value="0.0251256281407035" calcext:value-type="percentage">
            <text:p>2.5%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D13]/[.$AC$23]" office:value-type="percentage" office:value="0.0297029702970297" calcext:value-type="percentage">
            <text:p>3.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rvice_descriptio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C14]/[.$B$23]" office:value-type="percentage" office:value="0.058252427184466" calcext:value-type="percentage">
            <text:p>5.8%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[.F14]/[.$E$23]" office:value-type="percentage" office:value="0.0774647887323944" calcext:value-type="percentage">
            <text:p>7.7%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formula="of:=[.I14]/[.$H$23]" office:value-type="percentage" office:value="0.114864864864865" calcext:value-type="percentage">
            <text:p>11.5%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formula="of:=[.L14]/[.$K$23]" office:value-type="percentage" office:value="0.127388535031847" calcext:value-type="percentage">
            <text:p>12.7%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table:formula="of:=[.O14]/[.$N$23]" office:value-type="percentage" office:value="0.0886699507389163" calcext:value-type="percentage">
            <text:p>8.9%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formula="of:=[.R14]/[.$Q$23]" office:value-type="percentage" office:value="0.0756756756756757" calcext:value-type="percentage">
            <text:p>7.6%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U14]/[.$T$23]" office:value-type="percentage" office:value="0.0579710144927536" calcext:value-type="percentage">
            <text:p>5.8%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X14]/[.$W$23]" office:value-type="percentage" office:value="0.0319148936170213" calcext:value-type="percentage">
            <text:p>3.2%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AA14]/[.$Z$23]" office:value-type="percentage" office:value="0.050251256281407" calcext:value-type="percentage">
            <text:p>5.0%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[.AD14]/[.$AC$23]" office:value-type="percentage" office:value="0.0396039603960396" calcext:value-type="percentage">
            <text:p>4.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wl_ontology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[.C15]/[.$B$23]" office:value-type="percentage" office:value="0.184466019417476" calcext:value-type="percentage">
            <text:p>18.4%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F15]/[.$E$23]" office:value-type="percentage" office:value="0.147887323943662" calcext:value-type="percentage">
            <text:p>14.8%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formula="of:=[.I15]/[.$H$23]" office:value-type="percentage" office:value="0.209459459459459" calcext:value-type="percentage">
            <text:p>20.9%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L15]/[.$K$23]" office:value-type="percentage" office:value="0.178343949044586" calcext:value-type="percentage">
            <text:p>17.8%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formula="of:=[.O15]/[.$N$23]" office:value-type="percentage" office:value="0.137931034482759" calcext:value-type="percentage">
            <text:p>13.8%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[.R15]/[.$Q$23]" office:value-type="percentage" office:value="0.135135135135135" calcext:value-type="percentage">
            <text:p>13.5%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formula="of:=[.U15]/[.$T$23]" office:value-type="percentage" office:value="0.140096618357488" calcext:value-type="percentage">
            <text:p>14.0%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formula="of:=[.X15]/[.$W$23]" office:value-type="percentage" office:value="0.148936170212766" calcext:value-type="percentage">
            <text:p>14.9%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formula="of:=[.AA15]/[.$Z$23]" office:value-type="percentage" office:value="0.14070351758794" calcext:value-type="percentage">
            <text:p>14.1%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[.AD15]/[.$AC$23]" office:value-type="percentage" office:value="0.148514851485149" calcext:value-type="percentage">
            <text:p>14.9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yword_search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C16]/[.$B$23]" office:value-type="percentage" office:value="0.106796116504854" calcext:value-type="percentage">
            <text:p>10.7%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F16]/[.$E$23]" office:value-type="percentage" office:value="0.0563380281690141" calcext:value-type="percentage">
            <text:p>5.6%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I16]/[.$H$23]" office:value-type="percentage" office:value="0.0743243243243243" calcext:value-type="percentage">
            <text:p>7.4%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formula="of:=[.L16]/[.$K$23]" office:value-type="percentage" office:value="0.146496815286624" calcext:value-type="percentage">
            <text:p>14.6%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formula="of:=[.O16]/[.$N$23]" office:value-type="percentage" office:value="0.0788177339901478" calcext:value-type="percentage">
            <text:p>7.9%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table:formula="of:=[.R16]/[.$Q$23]" office:value-type="percentage" office:value="0.108108108108108" calcext:value-type="percentage">
            <text:p>10.8%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U16]/[.$T$23]" office:value-type="percentage" office:value="0.0338164251207729" calcext:value-type="percentage">
            <text:p>3.4%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formula="of:=[.X16]/[.$W$23]" office:value-type="percentage" office:value="0.0691489361702128" calcext:value-type="percentage">
            <text:p>6.9%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[.AA16]/[.$Z$23]" office:value-type="percentage" office:value="0.0804020100502513" calcext:value-type="percentage">
            <text:p>8.0%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formula="of:=[.AD16]/[.$AC$23]" office:value-type="percentage" office:value="0.0742574257425743" calcext:value-type="percentage">
            <text:p>7.4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pen_dat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7]/[.$B$23]" office:value-type="percentage" office:value="0.00970873786407767" calcext:value-type="percentage">
            <text:p>1.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17]/[.$E$23]" office:value-type="percentage" office:value="0.0140845070422535" calcext:value-type="percentage">
            <text:p>1.4%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I17]/[.$H$23]" office:value-type="percentage" office:value="0.0743243243243243" calcext:value-type="percentage">
            <text:p>7.4%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formula="of:=[.L17]/[.$K$23]" office:value-type="percentage" office:value="0.171974522292994" calcext:value-type="percentage">
            <text:p>17.2%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formula="of:=[.O17]/[.$N$23]" office:value-type="percentage" office:value="0.246305418719212" calcext:value-type="percentage">
            <text:p>24.6%</text:p>
          </table:table-cell>
          <table:table-cell office:value-type="float" office:value="193" calcext:value-type="float">
            <text:p>193</text:p>
          </table:table-cell>
          <table:table-cell office:value-type="float" office:value="62" calcext:value-type="float">
            <text:p>62</text:p>
          </table:table-cell>
          <table:table-cell table:formula="of:=[.R17]/[.$Q$23]" office:value-type="percentage" office:value="0.335135135135135" calcext:value-type="percentage">
            <text:p>33.5%</text:p>
          </table:table-cell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table:formula="of:=[.U17]/[.$T$23]" office:value-type="percentage" office:value="0.405797101449275" calcext:value-type="percentage">
            <text:p>40.6%</text:p>
          </table:table-cell>
          <table:table-cell office:value-type="float" office:value="257" calcext:value-type="float">
            <text:p>257</text:p>
          </table:table-cell>
          <table:table-cell office:value-type="float" office:value="85" calcext:value-type="float">
            <text:p>85</text:p>
          </table:table-cell>
          <table:table-cell table:formula="of:=[.X17]/[.$W$23]" office:value-type="percentage" office:value="0.452127659574468" calcext:value-type="percentage">
            <text:p>45.2%</text:p>
          </table:table-cell>
          <table:table-cell office:value-type="float" office:value="286" calcext:value-type="float">
            <text:p>286</text:p>
          </table:table-cell>
          <table:table-cell office:value-type="float" office:value="82" calcext:value-type="float">
            <text:p>82</text:p>
          </table:table-cell>
          <table:table-cell table:formula="of:=[.AA17]/[.$Z$23]" office:value-type="percentage" office:value="0.412060301507538" calcext:value-type="percentage">
            <text:p>41.2%</text:p>
          </table:table-cell>
          <table:table-cell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table:formula="of:=[.AD17]/[.$AC$23]" office:value-type="percentage" office:value="0.445544554455446" calcext:value-type="percentage">
            <text:p>44.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mantic_search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C18]/[.$B$23]" office:value-type="percentage" office:value="0.106796116504854" calcext:value-type="percentage">
            <text:p>10.7%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formula="of:=[.F18]/[.$E$23]" office:value-type="percentage" office:value="0.161971830985916" calcext:value-type="percentage">
            <text:p>16.2%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table:formula="of:=[.I18]/[.$H$23]" office:value-type="percentage" office:value="0.189189189189189" calcext:value-type="percentage">
            <text:p>18.9%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formula="of:=[.L18]/[.$K$23]" office:value-type="percentage" office:value="0.159235668789809" calcext:value-type="percentage">
            <text:p>15.9%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formula="of:=[.O18]/[.$N$23]" office:value-type="percentage" office:value="0.113300492610837" calcext:value-type="percentage">
            <text:p>11.3%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R18]/[.$Q$23]" office:value-type="percentage" office:value="0.156756756756757" calcext:value-type="percentage">
            <text:p>15.7%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formula="of:=[.U18]/[.$T$23]" office:value-type="percentage" office:value="0.101449275362319" calcext:value-type="percentage">
            <text:p>10.1%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table:formula="of:=[.X18]/[.$W$23]" office:value-type="percentage" office:value="0.122340425531915" calcext:value-type="percentage">
            <text:p>12.2%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[.AA18]/[.$Z$23]" office:value-type="percentage" office:value="0.115577889447236" calcext:value-type="percentage">
            <text:p>11.6%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table:formula="of:=[.AD18]/[.$AC$23]" office:value-type="percentage" office:value="0.138613861386139" calcext:value-type="percentage">
            <text:p>13.9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ry_processing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[.C19]/[.$B$23]" office:value-type="percentage" office:value="0.0679611650485437" calcext:value-type="percentage">
            <text:p>6.8%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formula="of:=[.F19]/[.$E$23]" office:value-type="percentage" office:value="0.0915492957746479" calcext:value-type="percentage">
            <text:p>9.2%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I19]/[.$H$23]" office:value-type="percentage" office:value="0.0675675675675676" calcext:value-type="percentage">
            <text:p>6.8%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[.L19]/[.$K$23]" office:value-type="percentage" office:value="0.127388535031847" calcext:value-type="percentage">
            <text:p>12.7%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table:formula="of:=[.O19]/[.$N$23]" office:value-type="percentage" office:value="0.123152709359606" calcext:value-type="percentage">
            <text:p>12.3%</text:p>
          </table:table-cell>
          <table:table-cell office:value-type="float" office:value="225" calcext:value-type="float">
            <text:p>225</text:p>
          </table:table-cell>
          <table:table-cell office:value-type="float" office:value="22" calcext:value-type="float">
            <text:p>22</text:p>
          </table:table-cell>
          <table:table-cell table:formula="of:=[.R19]/[.$Q$23]" office:value-type="percentage" office:value="0.118918918918919" calcext:value-type="percentage">
            <text:p>11.9%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table:formula="of:=[.U19]/[.$T$23]" office:value-type="percentage" office:value="0.115942028985507" calcext:value-type="percentage">
            <text:p>11.6%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formula="of:=[.X19]/[.$W$23]" office:value-type="percentage" office:value="0.0957446808510638" calcext:value-type="percentage">
            <text:p>9.6%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table:formula="of:=[.AA19]/[.$Z$23]" office:value-type="percentage" office:value="0.130653266331658" calcext:value-type="percentage">
            <text:p>13.1%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  <table:table-cell table:formula="of:=[.AD19]/[.$AC$23]" office:value-type="percentage" office:value="0.153465346534653" calcext:value-type="percentage">
            <text:p>15.3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ser_interface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formula="of:=[.C20]/[.$B$23]" office:value-type="percentage" office:value="0.271844660194175" calcext:value-type="percentage">
            <text:p>27.2%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table:formula="of:=[.F20]/[.$E$23]" office:value-type="percentage" office:value="0.288732394366197" calcext:value-type="percentage">
            <text:p>28.9%</text:p>
          </table:table-cell>
          <table:table-cell office:value-type="float" office:value="137" calcext:value-type="float">
            <text:p>137</text:p>
          </table:table-cell>
          <table:table-cell office:value-type="float" office:value="39" calcext:value-type="float">
            <text:p>39</text:p>
          </table:table-cell>
          <table:table-cell table:formula="of:=[.I20]/[.$H$23]" office:value-type="percentage" office:value="0.263513513513513" calcext:value-type="percentage">
            <text:p>26.4%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table:formula="of:=[.L20]/[.$K$23]" office:value-type="percentage" office:value="0.280254777070064" calcext:value-type="percentage">
            <text:p>28.0%</text:p>
          </table:table-cell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table:formula="of:=[.O20]/[.$N$23]" office:value-type="percentage" office:value="0.280788177339901" calcext:value-type="percentage">
            <text:p>28.1%</text:p>
          </table:table-cell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table:formula="of:=[.R20]/[.$Q$23]" office:value-type="percentage" office:value="0.281081081081081" calcext:value-type="percentage">
            <text:p>28.1%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table:formula="of:=[.U20]/[.$T$23]" office:value-type="percentage" office:value="0.241545893719807" calcext:value-type="percentage">
            <text:p>24.2%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table:formula="of:=[.X20]/[.$W$23]" office:value-type="percentage" office:value="0.24468085106383" calcext:value-type="percentage">
            <text:p>24.5%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table:formula="of:=[.AA20]/[.$Z$23]" office:value-type="percentage" office:value="0.256281407035176" calcext:value-type="percentage">
            <text:p>25.6%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table:formula="of:=[.AD20]/[.$AC$23]" office:value-type="percentage" office:value="0.247524752475248" calcext:value-type="percentage">
            <text:p>24.8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df_graph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table:formula="of:=[.C21]/[.$B$23]" office:value-type="percentage" office:value="0.184466019417476" calcext:value-type="percentage">
            <text:p>18.4%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table:formula="of:=[.F21]/[.$E$23]" office:value-type="percentage" office:value="0.154929577464789" calcext:value-type="percentage">
            <text:p>15.5%</text:p>
          </table:table-cell>
          <table:table-cell office:value-type="float" office:value="235" calcext:value-type="float">
            <text:p>235</text:p>
          </table:table-cell>
          <table:table-cell office:value-type="float" office:value="39" calcext:value-type="float">
            <text:p>39</text:p>
          </table:table-cell>
          <table:table-cell table:formula="of:=[.I21]/[.$H$23]" office:value-type="percentage" office:value="0.263513513513513" calcext:value-type="percentage">
            <text:p>26.4%</text:p>
          </table:table-cell>
          <table:table-cell office:value-type="float" office:value="421" calcext:value-type="float">
            <text:p>421</text:p>
          </table:table-cell>
          <table:table-cell office:value-type="float" office:value="40" calcext:value-type="float">
            <text:p>40</text:p>
          </table:table-cell>
          <table:table-cell table:formula="of:=[.L21]/[.$K$23]" office:value-type="percentage" office:value="0.254777070063694" calcext:value-type="percentage">
            <text:p>25.5%</text:p>
          </table:table-cell>
          <table:table-cell office:value-type="float" office:value="329" calcext:value-type="float">
            <text:p>329</text:p>
          </table:table-cell>
          <table:table-cell office:value-type="float" office:value="51" calcext:value-type="float">
            <text:p>51</text:p>
          </table:table-cell>
          <table:table-cell table:formula="of:=[.O21]/[.$N$23]" office:value-type="percentage" office:value="0.251231527093596" calcext:value-type="percentage">
            <text:p>25.1%</text:p>
          </table:table-cell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[.R21]/[.$Q$23]" office:value-type="percentage" office:value="0.281081081081081" calcext:value-type="percentage">
            <text:p>28.1%</text:p>
          </table:table-cell>
          <table:table-cell office:value-type="float" office:value="396" calcext:value-type="float">
            <text:p>396</text:p>
          </table:table-cell>
          <table:table-cell office:value-type="float" office:value="63" calcext:value-type="float">
            <text:p>63</text:p>
          </table:table-cell>
          <table:table-cell table:formula="of:=[.U21]/[.$T$23]" office:value-type="percentage" office:value="0.304347826086957" calcext:value-type="percentage">
            <text:p>30.4%</text:p>
          </table:table-cell>
          <table:table-cell office:value-type="float" office:value="398" calcext:value-type="float">
            <text:p>398</text:p>
          </table:table-cell>
          <table:table-cell office:value-type="float" office:value="46" calcext:value-type="float">
            <text:p>46</text:p>
          </table:table-cell>
          <table:table-cell table:formula="of:=[.X21]/[.$W$23]" office:value-type="percentage" office:value="0.24468085106383" calcext:value-type="percentage">
            <text:p>24.5%</text:p>
          </table:table-cell>
          <table:table-cell office:value-type="float" office:value="438" calcext:value-type="float">
            <text:p>438</text:p>
          </table:table-cell>
          <table:table-cell office:value-type="float" office:value="69" calcext:value-type="float">
            <text:p>69</text:p>
          </table:table-cell>
          <table:table-cell table:formula="of:=[.AA21]/[.$Z$23]" office:value-type="percentage" office:value="0.346733668341709" calcext:value-type="percentage">
            <text:p>34.7%</text:p>
          </table:table-cell>
          <table:table-cell office:value-type="float" office:value="310" calcext:value-type="float">
            <text:p>310</text:p>
          </table:table-cell>
          <table:table-cell office:value-type="float" office:value="59" calcext:value-type="float">
            <text:p>59</text:p>
          </table:table-cell>
          <table:table-cell table:formula="of:=[.AD21]/[.$AC$23]" office:value-type="percentage" office:value="0.292079207920792" calcext:value-type="percentage">
            <text:p>29.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eb_service</text:p>
          </table:table-cell>
          <table:table-cell office:value-type="float" office:value="627" calcext:value-type="float">
            <text:p>627</text:p>
          </table:table-cell>
          <table:table-cell office:value-type="float" office:value="37" calcext:value-type="float">
            <text:p>37</text:p>
          </table:table-cell>
          <table:table-cell table:formula="of:=[.C22]/[.$B$23]" office:value-type="percentage" office:value="0.359223300970874" calcext:value-type="percentage">
            <text:p>35.9%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table:formula="of:=[.F22]/[.$E$23]" office:value-type="percentage" office:value="0.309859154929577" calcext:value-type="percentage">
            <text:p>31.0%</text:p>
          </table:table-cell>
          <table:table-cell office:value-type="float" office:value="764" calcext:value-type="float">
            <text:p>764</text:p>
          </table:table-cell>
          <table:table-cell office:value-type="float" office:value="60" calcext:value-type="float">
            <text:p>60</text:p>
          </table:table-cell>
          <table:table-cell table:formula="of:=[.I22]/[.$H$23]" office:value-type="percentage" office:value="0.405405405405405" calcext:value-type="percentage">
            <text:p>40.5%</text:p>
          </table:table-cell>
          <table:table-cell office:value-type="float" office:value="674" calcext:value-type="float">
            <text:p>674</text:p>
          </table:table-cell>
          <table:table-cell office:value-type="float" office:value="54" calcext:value-type="float">
            <text:p>54</text:p>
          </table:table-cell>
          <table:table-cell table:formula="of:=[.L22]/[.$K$23]" office:value-type="percentage" office:value="0.343949044585987" calcext:value-type="percentage">
            <text:p>34.4%</text:p>
          </table:table-cell>
          <table:table-cell office:value-type="float" office:value="428" calcext:value-type="float">
            <text:p>428</text:p>
          </table:table-cell>
          <table:table-cell office:value-type="float" office:value="71" calcext:value-type="float">
            <text:p>71</text:p>
          </table:table-cell>
          <table:table-cell table:formula="of:=[.O22]/[.$N$23]" office:value-type="percentage" office:value="0.349753694581281" calcext:value-type="percentage">
            <text:p>35.0%</text:p>
          </table:table-cell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formula="of:=[.R22]/[.$Q$23]" office:value-type="percentage" office:value="0.264864864864865" calcext:value-type="percentage">
            <text:p>26.5%</text:p>
          </table:table-cell>
          <table:table-cell office:value-type="float" office:value="237" calcext:value-type="float">
            <text:p>237</text:p>
          </table:table-cell>
          <table:table-cell office:value-type="float" office:value="53" calcext:value-type="float">
            <text:p>53</text:p>
          </table:table-cell>
          <table:table-cell table:formula="of:=[.U22]/[.$T$23]" office:value-type="percentage" office:value="0.256038647342995" calcext:value-type="percentage">
            <text:p>25.6%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[.X22]/[.$W$23]" office:value-type="percentage" office:value="0.212765957446808" calcext:value-type="percentage">
            <text:p>21.3%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table:formula="of:=[.AA22]/[.$Z$23]" office:value-type="percentage" office:value="0.261306532663317" calcext:value-type="percentage">
            <text:p>26.1%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table:formula="of:=[.AD22]/[.$AC$23]" office:value-type="percentage" office:value="0.178217821782178" calcext:value-type="percentage">
            <text:p>17.8%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otal nb of docs</text:p>
          </table:table-cell>
          <table:table-cell table:style-name="ce6" office:value-type="float" office:value="103" calcext:value-type="float" table:number-columns-spanned="3" table:number-rows-spanned="1">
            <text:p>103</text:p>
          </table:table-cell>
          <table:covered-table-cell table:number-columns-repeated="2" table:style-name="ce6"/>
          <table:table-cell table:style-name="ce6" office:value-type="float" office:value="142" calcext:value-type="float" table:number-columns-spanned="3" table:number-rows-spanned="1">
            <text:p>142</text:p>
          </table:table-cell>
          <table:covered-table-cell table:number-columns-repeated="2" table:style-name="ce6"/>
          <table:table-cell table:style-name="ce6" office:value-type="float" office:value="148" calcext:value-type="float" table:number-columns-spanned="3" table:number-rows-spanned="1">
            <text:p>148</text:p>
          </table:table-cell>
          <table:covered-table-cell/>
          <table:covered-table-cell table:style-name="ce5"/>
          <table:table-cell table:style-name="ce6" office:value-type="float" office:value="157" calcext:value-type="float" table:number-columns-spanned="3" table:number-rows-spanned="1">
            <text:p>157</text:p>
          </table:table-cell>
          <table:covered-table-cell/>
          <table:covered-table-cell table:style-name="ce5"/>
          <table:table-cell table:style-name="ce6" office:value-type="float" office:value="203" calcext:value-type="float" table:number-columns-spanned="3" table:number-rows-spanned="1">
            <text:p>203</text:p>
          </table:table-cell>
          <table:covered-table-cell/>
          <table:covered-table-cell table:style-name="ce5"/>
          <table:table-cell table:style-name="ce6" office:value-type="float" office:value="185" calcext:value-type="float" table:number-columns-spanned="3" table:number-rows-spanned="1">
            <text:p>185</text:p>
          </table:table-cell>
          <table:covered-table-cell/>
          <table:covered-table-cell table:style-name="ce5"/>
          <table:table-cell table:style-name="ce6" office:value-type="float" office:value="207" calcext:value-type="float" table:number-columns-spanned="3" table:number-rows-spanned="1">
            <text:p>207</text:p>
          </table:table-cell>
          <table:covered-table-cell/>
          <table:covered-table-cell table:style-name="ce5"/>
          <table:table-cell table:style-name="ce6" office:value-type="float" office:value="188" calcext:value-type="float" table:number-columns-spanned="3" table:number-rows-spanned="1">
            <text:p>188</text:p>
          </table:table-cell>
          <table:covered-table-cell/>
          <table:covered-table-cell table:style-name="ce5"/>
          <table:table-cell table:style-name="ce6" office:value-type="float" office:value="199" calcext:value-type="float" table:number-columns-spanned="3" table:number-rows-spanned="1">
            <text:p>199</text:p>
          </table:table-cell>
          <table:covered-table-cell/>
          <table:covered-table-cell table:style-name="ce5"/>
          <table:table-cell table:style-name="ce6" office:value-type="float" office:value="202" calcext:value-type="float" table:number-columns-spanned="3" table:number-rows-spanned="1">
            <text:p>202</text:p>
          </table:table-cell>
          <table:covered-table-cell/>
          <table:covered-table-cell table:style-name="ce5"/>
          <table:table-cell table:number-columns-repeated="993"/>
        </table:table-row>
        <table:table-row table:style-name="ro1">
          <table:table-cell table:style-name="ce1" office:value-type="string" calcext:value-type="string">
            <text:p>Total nb of topic occurrences</text:p>
          </table:table-cell>
          <table:table-cell table:style-name="ce6" table:formula="of:=SUM([.B3:.B22])" office:value-type="float" office:value="2267" calcext:value-type="float" table:number-columns-spanned="3" table:number-rows-spanned="1">
            <text:p>2267</text:p>
          </table:table-cell>
          <table:covered-table-cell/>
          <table:covered-table-cell table:style-name="ce5"/>
          <table:table-cell table:style-name="ce6" table:formula="of:=SUM([.E3:.E22])" office:value-type="float" office:value="3585" calcext:value-type="float" table:number-columns-spanned="3" table:number-rows-spanned="1">
            <text:p>3585</text:p>
          </table:table-cell>
          <table:covered-table-cell/>
          <table:covered-table-cell table:style-name="ce5"/>
          <table:table-cell table:style-name="ce6" table:formula="of:=SUM([.H3:.H22])" office:value-type="float" office:value="4047" calcext:value-type="float" table:number-columns-spanned="3" table:number-rows-spanned="1">
            <text:p>4047</text:p>
          </table:table-cell>
          <table:covered-table-cell/>
          <table:covered-table-cell table:style-name="ce5"/>
          <table:table-cell table:style-name="ce6" table:formula="of:=SUM([.K3:.K22])" office:value-type="float" office:value="4328" calcext:value-type="float" table:number-columns-spanned="3" table:number-rows-spanned="1">
            <text:p>4328</text:p>
          </table:table-cell>
          <table:covered-table-cell/>
          <table:covered-table-cell table:style-name="ce5"/>
          <table:table-cell table:style-name="ce6" table:formula="of:=SUM([.N3:.N22])" office:value-type="float" office:value="5458" calcext:value-type="float" table:number-columns-spanned="3" table:number-rows-spanned="1">
            <text:p>5458</text:p>
          </table:table-cell>
          <table:covered-table-cell/>
          <table:covered-table-cell table:style-name="ce5"/>
          <table:table-cell table:style-name="ce6" table:formula="of:=SUM([.Q3:.Q22])" office:value-type="float" office:value="5837" calcext:value-type="float" table:number-columns-spanned="3" table:number-rows-spanned="1">
            <text:p>5837</text:p>
          </table:table-cell>
          <table:covered-table-cell/>
          <table:covered-table-cell table:style-name="ce5"/>
          <table:table-cell table:style-name="ce6" table:formula="of:=SUM([.T3:.T22])" office:value-type="float" office:value="6221" calcext:value-type="float" table:number-columns-spanned="3" table:number-rows-spanned="1">
            <text:p>6221</text:p>
          </table:table-cell>
          <table:covered-table-cell/>
          <table:covered-table-cell table:style-name="ce5"/>
          <table:table-cell table:style-name="ce6" table:formula="of:=SUM([.W3:.W22])" office:value-type="float" office:value="5257" calcext:value-type="float" table:number-columns-spanned="3" table:number-rows-spanned="1">
            <text:p>5257</text:p>
          </table:table-cell>
          <table:covered-table-cell/>
          <table:covered-table-cell table:style-name="ce5"/>
          <table:table-cell table:style-name="ce6" table:formula="of:=SUM([.Z3:.Z22])" office:value-type="float" office:value="5274" calcext:value-type="float" table:number-columns-spanned="3" table:number-rows-spanned="1">
            <text:p>5274</text:p>
          </table:table-cell>
          <table:covered-table-cell/>
          <table:covered-table-cell table:style-name="ce5"/>
          <table:table-cell table:style-name="ce6" table:formula="of:=SUM([.AC3:.AC22])" office:value-type="float" office:value="6690" calcext:value-type="float" table:number-columns-spanned="3" table:number-rows-spanned="1">
            <text:p>6690</text:p>
          </table:table-cell>
          <table:covered-table-cell/>
          <table:covered-table-cell table:style-name="ce5"/>
          <table:table-cell table:number-columns-repeated="993"/>
        </table:table-row>
        <table:table-row table:style-name="ro1">
          <table:table-cell table:style-name="ce1" office:value-type="string" calcext:value-type="string">
            <text:p>Nb doc containing 1+ topic</text:p>
          </table:table-cell>
          <table:table-cell table:style-name="ce6" office:value-type="float" office:value="100" calcext:value-type="float" table:number-columns-spanned="3" table:number-rows-spanned="1">
            <text:p>100</text:p>
          </table:table-cell>
          <table:covered-table-cell/>
          <table:covered-table-cell table:style-name="ce5"/>
          <table:table-cell table:style-name="ce6" office:value-type="float" office:value="138" calcext:value-type="float" table:number-columns-spanned="3" table:number-rows-spanned="1">
            <text:p>138</text:p>
          </table:table-cell>
          <table:covered-table-cell/>
          <table:covered-table-cell table:style-name="ce5"/>
          <table:table-cell table:style-name="ce6" office:value-type="float" office:value="140" calcext:value-type="float" table:number-columns-spanned="3" table:number-rows-spanned="1">
            <text:p>140</text:p>
          </table:table-cell>
          <table:covered-table-cell/>
          <table:covered-table-cell table:style-name="ce5"/>
          <table:table-cell table:style-name="ce6" office:value-type="float" office:value="145" calcext:value-type="float" table:number-columns-spanned="3" table:number-rows-spanned="1">
            <text:p>145</text:p>
          </table:table-cell>
          <table:covered-table-cell/>
          <table:covered-table-cell table:style-name="ce5"/>
          <table:table-cell table:style-name="ce6" office:value-type="float" office:value="196" calcext:value-type="float" table:number-columns-spanned="3" table:number-rows-spanned="1">
            <text:p>196</text:p>
          </table:table-cell>
          <table:covered-table-cell/>
          <table:covered-table-cell table:style-name="ce5"/>
          <table:table-cell table:style-name="ce6" office:value-type="float" office:value="178" calcext:value-type="float" table:number-columns-spanned="3" table:number-rows-spanned="1">
            <text:p>178</text:p>
          </table:table-cell>
          <table:covered-table-cell/>
          <table:covered-table-cell table:style-name="ce5"/>
          <table:table-cell table:style-name="ce6" office:value-type="float" office:value="197" calcext:value-type="float" table:number-columns-spanned="3" table:number-rows-spanned="1">
            <text:p>197</text:p>
          </table:table-cell>
          <table:covered-table-cell/>
          <table:covered-table-cell table:style-name="ce5"/>
          <table:table-cell table:style-name="ce6" office:value-type="float" office:value="186" calcext:value-type="float" table:number-columns-spanned="3" table:number-rows-spanned="1">
            <text:p>186</text:p>
          </table:table-cell>
          <table:covered-table-cell/>
          <table:covered-table-cell table:style-name="ce5"/>
          <table:table-cell table:style-name="ce6" office:value-type="float" office:value="195" calcext:value-type="float" table:number-columns-spanned="3" table:number-rows-spanned="1">
            <text:p>195</text:p>
          </table:table-cell>
          <table:covered-table-cell/>
          <table:covered-table-cell table:style-name="ce5"/>
          <table:table-cell table:style-name="ce6" office:value-type="float" office:value="196" calcext:value-type="float" table:number-columns-spanned="3" table:number-rows-spanned="1">
            <text:p>196</text:p>
          </table:table-cell>
          <table:covered-table-cell/>
          <table:covered-table-cell table:style-name="ce5"/>
          <table:table-cell table:number-columns-repeated="993"/>
        </table:table-row>
        <table:table-row table:style-name="ro3">
          <table:table-cell table:style-name="ce2" office:value-type="string" calcext:value-type="string">
            <text:p>% doc with at least one topic word</text:p>
          </table:table-cell>
          <table:table-cell table:style-name="ce7" table:formula="of:=[.B25]/[.B23]" office:value-type="percentage" office:value="0.970873786407767" calcext:value-type="percentage" table:number-columns-spanned="3" table:number-rows-spanned="1">
            <text:p>97.1%</text:p>
          </table:table-cell>
          <table:covered-table-cell/>
          <table:covered-table-cell table:style-name="ce5"/>
          <table:table-cell table:style-name="ce7" table:formula="of:=[.E25]/[.E23]" office:value-type="percentage" office:value="0.971830985915493" calcext:value-type="percentage" table:number-columns-spanned="3" table:number-rows-spanned="1">
            <text:p>97.2%</text:p>
          </table:table-cell>
          <table:covered-table-cell/>
          <table:covered-table-cell table:style-name="ce5"/>
          <table:table-cell table:style-name="ce7" table:formula="of:=[.H25]/[.H23]" office:value-type="percentage" office:value="0.945945945945946" calcext:value-type="percentage" table:number-columns-spanned="3" table:number-rows-spanned="1">
            <text:p>94.6%</text:p>
          </table:table-cell>
          <table:covered-table-cell/>
          <table:covered-table-cell table:style-name="ce5"/>
          <table:table-cell table:style-name="ce7" table:formula="of:=[.K25]/[.K23]" office:value-type="percentage" office:value="0.923566878980892" calcext:value-type="percentage" table:number-columns-spanned="3" table:number-rows-spanned="1">
            <text:p>92.4%</text:p>
          </table:table-cell>
          <table:covered-table-cell/>
          <table:covered-table-cell table:style-name="ce5"/>
          <table:table-cell table:style-name="ce7" table:formula="of:=[.N25]/[.N23]" office:value-type="percentage" office:value="0.96551724137931" calcext:value-type="percentage" table:number-columns-spanned="3" table:number-rows-spanned="1">
            <text:p>96.6%</text:p>
          </table:table-cell>
          <table:covered-table-cell/>
          <table:covered-table-cell table:style-name="ce5"/>
          <table:table-cell table:style-name="ce7" table:formula="of:=[.Q25]/[.Q23]" office:value-type="percentage" office:value="0.962162162162162" calcext:value-type="percentage" table:number-columns-spanned="3" table:number-rows-spanned="1">
            <text:p>96.2%</text:p>
          </table:table-cell>
          <table:covered-table-cell/>
          <table:covered-table-cell table:style-name="ce5"/>
          <table:table-cell table:style-name="ce7" table:formula="of:=[.T25]/[.T23]" office:value-type="percentage" office:value="0.951690821256039" calcext:value-type="percentage" table:number-columns-spanned="3" table:number-rows-spanned="1">
            <text:p>95.2%</text:p>
          </table:table-cell>
          <table:covered-table-cell/>
          <table:covered-table-cell table:style-name="ce5"/>
          <table:table-cell table:style-name="ce7" table:formula="of:=[.W25]/[.W23]" office:value-type="percentage" office:value="0.98936170212766" calcext:value-type="percentage" table:number-columns-spanned="3" table:number-rows-spanned="1">
            <text:p>98.9%</text:p>
          </table:table-cell>
          <table:covered-table-cell/>
          <table:covered-table-cell table:style-name="ce5"/>
          <table:table-cell table:style-name="ce7" table:formula="of:=[.Z25]/[.Z23]" office:value-type="percentage" office:value="0.979899497487437" calcext:value-type="percentage" table:number-columns-spanned="3" table:number-rows-spanned="1">
            <text:p>98.0%</text:p>
          </table:table-cell>
          <table:covered-table-cell/>
          <table:covered-table-cell table:style-name="ce5"/>
          <table:table-cell table:style-name="ce7" table:formula="of:=[.AC25]/[.AC23]" office:value-type="percentage" office:value="0.97029702970297" calcext:value-type="percentage" table:number-columns-spanned="3" table:number-rows-spanned="1">
            <text:p>97.0%</text:p>
          </table:table-cell>
          <table:covered-table-cell/>
          <table:covered-table-cell table:style-name="ce5"/>
          <table:table-cell table:number-columns-repeated="993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06.51mm" svg:height="133.63mm" svg:x="94.93mm" svg:y="148.4mm">
            <loext:p draw:notify-on-update-of-ranges="Sheet2.B3:Sheet2.K3 Sheet2.A4:Sheet2.A4 Sheet2.B4:Sheet2.K4 Sheet2.A5:Sheet2.A5 Sheet2.B5:Sheet2.K5 Sheet2.A6:Sheet2.A6 Sheet2.B6:Sheet2.K6 Sheet2.A7:Sheet2.A7 Sheet2.B7:Sheet2.K7 Sheet2.A8:Sheet2.A8 Sheet2.B8:Sheet2.K8 Sheet2.A9:Sheet2.A9 Sheet2.B9:Sheet2.K9 Sheet2.A10:Sheet2.A10 Sheet2.B10:Sheet2.K10 Sheet2.A11:Sheet2.A11 Sheet2.B11:Sheet2.K11 Sheet2.A12:Sheet2.A12 Sheet2.B12:Sheet2.K12 Sheet2.A13:Sheet2.A13 Sheet2.B13:Sheet2.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6.51mm" svg:height="133.63mm" svg:x="87.33mm" svg:y="290.03mm">
            <loext:p draw:notify-on-update-of-ranges="Sheet2.B3:Sheet2.K3 Sheet2.A14:Sheet2.A14 Sheet2.B14:Sheet2.K14 Sheet2.A15:Sheet2.A15 Sheet2.B15:Sheet2.K15 Sheet2.A16:Sheet2.A16 Sheet2.B16:Sheet2.K16 Sheet2.A17:Sheet2.A17 Sheet2.B17:Sheet2.K17 Sheet2.A18:Sheet2.A18 Sheet2.B18:Sheet2.K18 Sheet2.A19:Sheet2.A19 Sheet2.B19:Sheet2.K19 Sheet2.A20:Sheet2.A20 Sheet2.B20:Sheet2.K20 Sheet2.A21:Sheet2.A21 Sheet2.B21:Sheet2.K21 Sheet2.A22:Sheet2.A22 Sheet2.B22:Sheet2.K22 Sheet2.A23:Sheet2.A23 Sheet2.B23:Sheet2.K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ce12"/>
        <table:table-column table:style-name="co2" table:number-columns-repeated="10" table:default-cell-style-name="ce15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Percentage of documents containing the listed topics</text:p>
          </table:table-cell>
          <table:table-cell table:style-name="ce11" table:number-columns-repeated="10"/>
          <table:table-cell table:number-columns-repeated="1013"/>
        </table:table-row>
        <table:table-row table:style-name="ro1">
          <table:table-cell table:style-name="ce1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mantic_web</text:p>
          </table:table-cell>
          <table:table-cell office:value-type="percentage" office:value="0.906976744186046" calcext:value-type="percentage">
            <text:p>91%</text:p>
          </table:table-cell>
          <table:table-cell office:value-type="percentage" office:value="0.852112676056338" calcext:value-type="percentage">
            <text:p>85%</text:p>
          </table:table-cell>
          <table:table-cell office:value-type="percentage" office:value="0.837837837837838" calcext:value-type="percentage">
            <text:p>84%</text:p>
          </table:table-cell>
          <table:table-cell office:value-type="percentage" office:value="0.828025477707006" calcext:value-type="percentage">
            <text:p>83%</text:p>
          </table:table-cell>
          <table:table-cell office:value-type="percentage" office:value="0.832512315270936" calcext:value-type="percentage">
            <text:p>83%</text:p>
          </table:table-cell>
          <table:table-cell office:value-type="percentage" office:value="0.772972972972973" calcext:value-type="percentage">
            <text:p>77%</text:p>
          </table:table-cell>
          <table:table-cell office:value-type="percentage" office:value="0.743961352657005" calcext:value-type="percentage">
            <text:p>74%</text:p>
          </table:table-cell>
          <table:table-cell office:value-type="percentage" office:value="0.723404255319149" calcext:value-type="percentage">
            <text:p>72%</text:p>
          </table:table-cell>
          <table:table-cell office:value-type="percentage" office:value="0.733668341708543" calcext:value-type="percentage">
            <text:p>73%</text:p>
          </table:table-cell>
          <table:table-cell office:value-type="percentage" office:value="0.693069306930693" calcext:value-type="percentage">
            <text:p>6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df_data</text:p>
          </table:table-cell>
          <table:table-cell office:value-type="percentage" office:value="0.209302325581395" calcext:value-type="percentage">
            <text:p>21%</text:p>
          </table:table-cell>
          <table:table-cell office:value-type="percentage" office:value="0.183098591549296" calcext:value-type="percentage">
            <text:p>18%</text:p>
          </table:table-cell>
          <table:table-cell office:value-type="percentage" office:value="0.216216216216216" calcext:value-type="percentage">
            <text:p>22%</text:p>
          </table:table-cell>
          <table:table-cell office:value-type="percentage" office:value="0.254777070063694" calcext:value-type="percentage">
            <text:p>25%</text:p>
          </table:table-cell>
          <table:table-cell office:value-type="percentage" office:value="0.354679802955665" calcext:value-type="percentage">
            <text:p>35%</text:p>
          </table:table-cell>
          <table:table-cell office:value-type="percentage" office:value="0.367567567567568" calcext:value-type="percentage">
            <text:p>37%</text:p>
          </table:table-cell>
          <table:table-cell office:value-type="percentage" office:value="0.376811594202899" calcext:value-type="percentage">
            <text:p>38%</text:p>
          </table:table-cell>
          <table:table-cell office:value-type="percentage" office:value="0.393617021276596" calcext:value-type="percentage">
            <text:p>39%</text:p>
          </table:table-cell>
          <table:table-cell office:value-type="percentage" office:value="0.396984924623116" calcext:value-type="percentage">
            <text:p>40%</text:p>
          </table:table-cell>
          <table:table-cell office:value-type="percentage" office:value="0.46039603960396" calcext:value-type="percentage">
            <text:p>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ked_data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563380281690141" calcext:value-type="percentage">
            <text:p>6%</text:p>
          </table:table-cell>
          <table:table-cell office:value-type="percentage" office:value="0.0540540540540541" calcext:value-type="percentage">
            <text:p>5%</text:p>
          </table:table-cell>
          <table:table-cell office:value-type="percentage" office:value="0.197452229299363" calcext:value-type="percentage">
            <text:p>20%</text:p>
          </table:table-cell>
          <table:table-cell office:value-type="percentage" office:value="0.438423645320197" calcext:value-type="percentage">
            <text:p>44%</text:p>
          </table:table-cell>
          <table:table-cell office:value-type="percentage" office:value="0.508108108108108" calcext:value-type="percentage">
            <text:p>51%</text:p>
          </table:table-cell>
          <table:table-cell office:value-type="percentage" office:value="0.541062801932367" calcext:value-type="percentage">
            <text:p>54%</text:p>
          </table:table-cell>
          <table:table-cell office:value-type="percentage" office:value="0.553191489361702" calcext:value-type="percentage">
            <text:p>55%</text:p>
          </table:table-cell>
          <table:table-cell office:value-type="percentage" office:value="0.613065326633166" calcext:value-type="percentage">
            <text:p>61%</text:p>
          </table:table-cell>
          <table:table-cell office:value-type="percentage" office:value="0.643564356435644" calcext:value-type="percentage">
            <text:p>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soning_task</text:p>
          </table:table-cell>
          <table:table-cell office:value-type="percentage" office:value="0.0697674418604651" calcext:value-type="percentage">
            <text:p>7%</text:p>
          </table:table-cell>
          <table:table-cell office:value-type="percentage" office:value="0.0985915492957746" calcext:value-type="percentage">
            <text:p>10%</text:p>
          </table:table-cell>
          <table:table-cell office:value-type="percentage" office:value="0.0810810810810811" calcext:value-type="percentage">
            <text:p>8%</text:p>
          </table:table-cell>
          <table:table-cell office:value-type="percentage" office:value="0.0828025477707006" calcext:value-type="percentage">
            <text:p>8%</text:p>
          </table:table-cell>
          <table:table-cell office:value-type="percentage" office:value="0.0443349753694581" calcext:value-type="percentage">
            <text:p>4%</text:p>
          </table:table-cell>
          <table:table-cell office:value-type="percentage" office:value="0.0864864864864865" calcext:value-type="percentage">
            <text:p>9%</text:p>
          </table:table-cell>
          <table:table-cell office:value-type="percentage" office:value="0.115942028985507" calcext:value-type="percentage">
            <text:p>12%</text:p>
          </table:table-cell>
          <table:table-cell office:value-type="percentage" office:value="0.0691489361702128" calcext:value-type="percentage">
            <text:p>7%</text:p>
          </table:table-cell>
          <table:table-cell office:value-type="percentage" office:value="0.0703517587939698" calcext:value-type="percentage">
            <text:p>7%</text:p>
          </table:table-cell>
          <table:table-cell office:value-type="percentage" office:value="0.0643564356435644" calcext:value-type="percentage">
            <text:p>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tural_language</text:p>
          </table:table-cell>
          <table:table-cell office:value-type="percentage" office:value="0.255813953488372" calcext:value-type="percentage">
            <text:p>26%</text:p>
          </table:table-cell>
          <table:table-cell office:value-type="percentage" office:value="0.267605633802817" calcext:value-type="percentage">
            <text:p>27%</text:p>
          </table:table-cell>
          <table:table-cell office:value-type="percentage" office:value="0.243243243243243" calcext:value-type="percentage">
            <text:p>24%</text:p>
          </table:table-cell>
          <table:table-cell office:value-type="percentage" office:value="0.210191082802548" calcext:value-type="percentage">
            <text:p>21%</text:p>
          </table:table-cell>
          <table:table-cell office:value-type="percentage" office:value="0.206896551724138" calcext:value-type="percentage">
            <text:p>21%</text:p>
          </table:table-cell>
          <table:table-cell office:value-type="percentage" office:value="0.162162162162162" calcext:value-type="percentage">
            <text:p>16%</text:p>
          </table:table-cell>
          <table:table-cell office:value-type="percentage" office:value="0.241545893719807" calcext:value-type="percentage">
            <text:p>24%</text:p>
          </table:table-cell>
          <table:table-cell office:value-type="percentage" office:value="0.23936170212766" calcext:value-type="percentage">
            <text:p>24%</text:p>
          </table:table-cell>
          <table:table-cell office:value-type="percentage" office:value="0.281407035175879" calcext:value-type="percentage">
            <text:p>28%</text:p>
          </table:table-cell>
          <table:table-cell office:value-type="percentage" office:value="0.242574257425743" calcext:value-type="percentage">
            <text:p>2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_source</text:p>
          </table:table-cell>
          <table:table-cell office:value-type="percentage" office:value="0.162790697674419" calcext:value-type="percentage">
            <text:p>16%</text:p>
          </table:table-cell>
          <table:table-cell office:value-type="percentage" office:value="0.21830985915493" calcext:value-type="percentage">
            <text:p>22%</text:p>
          </table:table-cell>
          <table:table-cell office:value-type="percentage" office:value="0.209459459459459" calcext:value-type="percentage">
            <text:p>21%</text:p>
          </table:table-cell>
          <table:table-cell office:value-type="percentage" office:value="0.229299363057325" calcext:value-type="percentage">
            <text:p>23%</text:p>
          </table:table-cell>
          <table:table-cell office:value-type="percentage" office:value="0.334975369458128" calcext:value-type="percentage">
            <text:p>33%</text:p>
          </table:table-cell>
          <table:table-cell office:value-type="percentage" office:value="0.308108108108108" calcext:value-type="percentage">
            <text:p>31%</text:p>
          </table:table-cell>
          <table:table-cell office:value-type="percentage" office:value="0.338164251207729" calcext:value-type="percentage">
            <text:p>34%</text:p>
          </table:table-cell>
          <table:table-cell office:value-type="percentage" office:value="0.414893617021277" calcext:value-type="percentage">
            <text:p>41%</text:p>
          </table:table-cell>
          <table:table-cell office:value-type="percentage" office:value="0.407035175879397" calcext:value-type="percentage">
            <text:p>41%</text:p>
          </table:table-cell>
          <table:table-cell office:value-type="percentage" office:value="0.435643564356436" calcext:value-type="percentage">
            <text:p>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wl_s</text:p>
          </table:table-cell>
          <table:table-cell office:value-type="percentage" office:value="0.267441860465116" calcext:value-type="percentage">
            <text:p>27%</text:p>
          </table:table-cell>
          <table:table-cell office:value-type="percentage" office:value="0.246478873239437" calcext:value-type="percentage">
            <text:p>25%</text:p>
          </table:table-cell>
          <table:table-cell office:value-type="percentage" office:value="0.222972972972973" calcext:value-type="percentage">
            <text:p>22%</text:p>
          </table:table-cell>
          <table:table-cell office:value-type="percentage" office:value="0.235668789808917" calcext:value-type="percentage">
            <text:p>24%</text:p>
          </table:table-cell>
          <table:table-cell office:value-type="percentage" office:value="0.285714285714286" calcext:value-type="percentage">
            <text:p>29%</text:p>
          </table:table-cell>
          <table:table-cell office:value-type="percentage" office:value="0.232432432432432" calcext:value-type="percentage">
            <text:p>23%</text:p>
          </table:table-cell>
          <table:table-cell office:value-type="percentage" office:value="0.236714975845411" calcext:value-type="percentage">
            <text:p>24%</text:p>
          </table:table-cell>
          <table:table-cell office:value-type="percentage" office:value="0.276595744680851" calcext:value-type="percentage">
            <text:p>28%</text:p>
          </table:table-cell>
          <table:table-cell office:value-type="percentage" office:value="0.281407035175879" calcext:value-type="percentage">
            <text:p>28%</text:p>
          </table:table-cell>
          <table:table-cell office:value-type="percentage" office:value="0.277227722772277" calcext:value-type="percentage">
            <text:p>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_execution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422535211267606" calcext:value-type="percentage">
            <text:p>4%</text:p>
          </table:table-cell>
          <table:table-cell office:value-type="percentage" office:value="0.0405405405405405" calcext:value-type="percentage">
            <text:p>4%</text:p>
          </table:table-cell>
          <table:table-cell office:value-type="percentage" office:value="0.0573248407643312" calcext:value-type="percentage">
            <text:p>6%</text:p>
          </table:table-cell>
          <table:table-cell office:value-type="percentage" office:value="0.0394088669950739" calcext:value-type="percentage">
            <text:p>4%</text:p>
          </table:table-cell>
          <table:table-cell office:value-type="percentage" office:value="0.0756756756756757" calcext:value-type="percentage">
            <text:p>8%</text:p>
          </table:table-cell>
          <table:table-cell office:value-type="percentage" office:value="0.0676328502415459" calcext:value-type="percentage">
            <text:p>7%</text:p>
          </table:table-cell>
          <table:table-cell office:value-type="percentage" office:value="0.0904255319148936" calcext:value-type="percentage">
            <text:p>9%</text:p>
          </table:table-cell>
          <table:table-cell office:value-type="percentage" office:value="0.135678391959799" calcext:value-type="percentage">
            <text:p>14%</text:p>
          </table:table-cell>
          <table:table-cell office:value-type="percentage" office:value="0.143564356435644" calcext:value-type="percentage">
            <text:p>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ntology_engineering</text:p>
          </table:table-cell>
          <table:table-cell office:value-type="percentage" office:value="0.0930232558139535" calcext:value-type="percentage">
            <text:p>9%</text:p>
          </table:table-cell>
          <table:table-cell office:value-type="percentage" office:value="0.133802816901408" calcext:value-type="percentage">
            <text:p>13%</text:p>
          </table:table-cell>
          <table:table-cell office:value-type="percentage" office:value="0.114864864864865" calcext:value-type="percentage">
            <text:p>11%</text:p>
          </table:table-cell>
          <table:table-cell office:value-type="percentage" office:value="0.0955414012738854" calcext:value-type="percentage">
            <text:p>10%</text:p>
          </table:table-cell>
          <table:table-cell office:value-type="percentage" office:value="0.108374384236453" calcext:value-type="percentage">
            <text:p>11%</text:p>
          </table:table-cell>
          <table:table-cell office:value-type="percentage" office:value="0.108108108108108" calcext:value-type="percentage">
            <text:p>11%</text:p>
          </table:table-cell>
          <table:table-cell office:value-type="percentage" office:value="0.115942028985507" calcext:value-type="percentage">
            <text:p>12%</text:p>
          </table:table-cell>
          <table:table-cell office:value-type="percentage" office:value="0.106382978723404" calcext:value-type="percentage">
            <text:p>11%</text:p>
          </table:table-cell>
          <table:table-cell office:value-type="percentage" office:value="0.0804020100502513" calcext:value-type="percentage">
            <text:p>8%</text:p>
          </table:table-cell>
          <table:table-cell office:value-type="percentage" office:value="0.0742574257425743" calcext:value-type="percentage">
            <text:p>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chine_learning</text:p>
          </table:table-cell>
          <table:table-cell office:value-type="percentage" office:value="0.0813953488372093" calcext:value-type="percentage">
            <text:p>8%</text:p>
          </table:table-cell>
          <table:table-cell office:value-type="percentage" office:value="0.133802816901408" calcext:value-type="percentage">
            <text:p>13%</text:p>
          </table:table-cell>
          <table:table-cell office:value-type="percentage" office:value="0.0810810810810811" calcext:value-type="percentage">
            <text:p>8%</text:p>
          </table:table-cell>
          <table:table-cell office:value-type="percentage" office:value="0.133757961783439" calcext:value-type="percentage">
            <text:p>13%</text:p>
          </table:table-cell>
          <table:table-cell office:value-type="percentage" office:value="0.147783251231527" calcext:value-type="percentage">
            <text:p>15%</text:p>
          </table:table-cell>
          <table:table-cell office:value-type="percentage" office:value="0.108108108108108" calcext:value-type="percentage">
            <text:p>11%</text:p>
          </table:table-cell>
          <table:table-cell office:value-type="percentage" office:value="0.217391304347826" calcext:value-type="percentage">
            <text:p>22%</text:p>
          </table:table-cell>
          <table:table-cell office:value-type="percentage" office:value="0.191489361702128" calcext:value-type="percentage">
            <text:p>19%</text:p>
          </table:table-cell>
          <table:table-cell office:value-type="percentage" office:value="0.241206030150754" calcext:value-type="percentage">
            <text:p>24%</text:p>
          </table:table-cell>
          <table:table-cell office:value-type="percentage" office:value="0.183168316831683" calcext:value-type="percentage">
            <text:p>18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keyword_query</text:p>
          </table:table-cell>
          <table:table-cell office:value-type="percentage" office:value="0.0194174757281553" calcext:value-type="percentage">
            <text:p>2%</text:p>
          </table:table-cell>
          <table:table-cell office:value-type="percentage" office:value="0.0211267605633803" calcext:value-type="percentage">
            <text:p>2%</text:p>
          </table:table-cell>
          <table:table-cell office:value-type="percentage" office:value="0.0202702702702703" calcext:value-type="percentage">
            <text:p>2%</text:p>
          </table:table-cell>
          <table:table-cell office:value-type="percentage" office:value="0.0445859872611465" calcext:value-type="percentage">
            <text:p>4%</text:p>
          </table:table-cell>
          <table:table-cell office:value-type="percentage" office:value="0.0541871921182266" calcext:value-type="percentage">
            <text:p>5%</text:p>
          </table:table-cell>
          <table:table-cell office:value-type="percentage" office:value="0.0702702702702703" calcext:value-type="percentage">
            <text:p>7%</text:p>
          </table:table-cell>
          <table:table-cell office:value-type="percentage" office:value="0.0144927536231884" calcext:value-type="percentage">
            <text:p>1%</text:p>
          </table:table-cell>
          <table:table-cell office:value-type="percentage" office:value="0.0372340425531915" calcext:value-type="percentage">
            <text:p>4%</text:p>
          </table:table-cell>
          <table:table-cell office:value-type="percentage" office:value="0.0251256281407035" calcext:value-type="percentage">
            <text:p>3%</text:p>
          </table:table-cell>
          <table:table-cell office:value-type="percentage" office:value="0.0297029702970297" calcext:value-type="percentage">
            <text:p>3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service_description</text:p>
          </table:table-cell>
          <table:table-cell office:value-type="percentage" office:value="0.058252427184466" calcext:value-type="percentage">
            <text:p>6%</text:p>
          </table:table-cell>
          <table:table-cell office:value-type="percentage" office:value="0.0774647887323944" calcext:value-type="percentage">
            <text:p>8%</text:p>
          </table:table-cell>
          <table:table-cell office:value-type="percentage" office:value="0.114864864864865" calcext:value-type="percentage">
            <text:p>11%</text:p>
          </table:table-cell>
          <table:table-cell office:value-type="percentage" office:value="0.127388535031847" calcext:value-type="percentage">
            <text:p>13%</text:p>
          </table:table-cell>
          <table:table-cell office:value-type="percentage" office:value="0.0886699507389163" calcext:value-type="percentage">
            <text:p>9%</text:p>
          </table:table-cell>
          <table:table-cell office:value-type="percentage" office:value="0.0756756756756757" calcext:value-type="percentage">
            <text:p>8%</text:p>
          </table:table-cell>
          <table:table-cell office:value-type="percentage" office:value="0.0579710144927536" calcext:value-type="percentage">
            <text:p>6%</text:p>
          </table:table-cell>
          <table:table-cell office:value-type="percentage" office:value="0.0319148936170213" calcext:value-type="percentage">
            <text:p>3%</text:p>
          </table:table-cell>
          <table:table-cell office:value-type="percentage" office:value="0.050251256281407" calcext:value-type="percentage">
            <text:p>5%</text:p>
          </table:table-cell>
          <table:table-cell office:value-type="percentage" office:value="0.0396039603960396" calcext:value-type="percentage">
            <text:p>4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owl_ontology</text:p>
          </table:table-cell>
          <table:table-cell office:value-type="percentage" office:value="0.184466019417476" calcext:value-type="percentage">
            <text:p>18%</text:p>
          </table:table-cell>
          <table:table-cell office:value-type="percentage" office:value="0.147887323943662" calcext:value-type="percentage">
            <text:p>15%</text:p>
          </table:table-cell>
          <table:table-cell office:value-type="percentage" office:value="0.209459459459459" calcext:value-type="percentage">
            <text:p>21%</text:p>
          </table:table-cell>
          <table:table-cell office:value-type="percentage" office:value="0.178343949044586" calcext:value-type="percentage">
            <text:p>18%</text:p>
          </table:table-cell>
          <table:table-cell office:value-type="percentage" office:value="0.137931034482759" calcext:value-type="percentage">
            <text:p>14%</text:p>
          </table:table-cell>
          <table:table-cell office:value-type="percentage" office:value="0.135135135135135" calcext:value-type="percentage">
            <text:p>14%</text:p>
          </table:table-cell>
          <table:table-cell office:value-type="percentage" office:value="0.140096618357488" calcext:value-type="percentage">
            <text:p>14%</text:p>
          </table:table-cell>
          <table:table-cell office:value-type="percentage" office:value="0.148936170212766" calcext:value-type="percentage">
            <text:p>15%</text:p>
          </table:table-cell>
          <table:table-cell office:value-type="percentage" office:value="0.14070351758794" calcext:value-type="percentage">
            <text:p>14%</text:p>
          </table:table-cell>
          <table:table-cell office:value-type="percentage" office:value="0.148514851485149" calcext:value-type="percentage">
            <text:p>15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keyword_search</text:p>
          </table:table-cell>
          <table:table-cell office:value-type="percentage" office:value="0.106796116504854" calcext:value-type="percentage">
            <text:p>11%</text:p>
          </table:table-cell>
          <table:table-cell office:value-type="percentage" office:value="0.0563380281690141" calcext:value-type="percentage">
            <text:p>6%</text:p>
          </table:table-cell>
          <table:table-cell office:value-type="percentage" office:value="0.0743243243243243" calcext:value-type="percentage">
            <text:p>7%</text:p>
          </table:table-cell>
          <table:table-cell office:value-type="percentage" office:value="0.146496815286624" calcext:value-type="percentage">
            <text:p>15%</text:p>
          </table:table-cell>
          <table:table-cell office:value-type="percentage" office:value="0.0788177339901478" calcext:value-type="percentage">
            <text:p>8%</text:p>
          </table:table-cell>
          <table:table-cell office:value-type="percentage" office:value="0.108108108108108" calcext:value-type="percentage">
            <text:p>11%</text:p>
          </table:table-cell>
          <table:table-cell office:value-type="percentage" office:value="0.0338164251207729" calcext:value-type="percentage">
            <text:p>3%</text:p>
          </table:table-cell>
          <table:table-cell office:value-type="percentage" office:value="0.0691489361702128" calcext:value-type="percentage">
            <text:p>7%</text:p>
          </table:table-cell>
          <table:table-cell office:value-type="percentage" office:value="0.0804020100502513" calcext:value-type="percentage">
            <text:p>8%</text:p>
          </table:table-cell>
          <table:table-cell office:value-type="percentage" office:value="0.0742574257425743" calcext:value-type="percentage">
            <text:p>7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open_data</text:p>
          </table:table-cell>
          <table:table-cell office:value-type="percentage" office:value="0.00970873786407767" calcext:value-type="percentage">
            <text:p>1%</text:p>
          </table:table-cell>
          <table:table-cell office:value-type="percentage" office:value="0.0140845070422535" calcext:value-type="percentage">
            <text:p>1%</text:p>
          </table:table-cell>
          <table:table-cell office:value-type="percentage" office:value="0.0743243243243243" calcext:value-type="percentage">
            <text:p>7%</text:p>
          </table:table-cell>
          <table:table-cell office:value-type="percentage" office:value="0.171974522292994" calcext:value-type="percentage">
            <text:p>17%</text:p>
          </table:table-cell>
          <table:table-cell office:value-type="percentage" office:value="0.246305418719212" calcext:value-type="percentage">
            <text:p>25%</text:p>
          </table:table-cell>
          <table:table-cell office:value-type="percentage" office:value="0.335135135135135" calcext:value-type="percentage">
            <text:p>34%</text:p>
          </table:table-cell>
          <table:table-cell office:value-type="percentage" office:value="0.405797101449275" calcext:value-type="percentage">
            <text:p>41%</text:p>
          </table:table-cell>
          <table:table-cell office:value-type="percentage" office:value="0.452127659574468" calcext:value-type="percentage">
            <text:p>45%</text:p>
          </table:table-cell>
          <table:table-cell office:value-type="percentage" office:value="0.412060301507538" calcext:value-type="percentage">
            <text:p>41%</text:p>
          </table:table-cell>
          <table:table-cell office:value-type="percentage" office:value="0.445544554455446" calcext:value-type="percentage">
            <text:p>45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semantic_search</text:p>
          </table:table-cell>
          <table:table-cell office:value-type="percentage" office:value="0.106796116504854" calcext:value-type="percentage">
            <text:p>11%</text:p>
          </table:table-cell>
          <table:table-cell office:value-type="percentage" office:value="0.161971830985916" calcext:value-type="percentage">
            <text:p>16%</text:p>
          </table:table-cell>
          <table:table-cell office:value-type="percentage" office:value="0.189189189189189" calcext:value-type="percentage">
            <text:p>19%</text:p>
          </table:table-cell>
          <table:table-cell office:value-type="percentage" office:value="0.159235668789809" calcext:value-type="percentage">
            <text:p>16%</text:p>
          </table:table-cell>
          <table:table-cell office:value-type="percentage" office:value="0.113300492610837" calcext:value-type="percentage">
            <text:p>11%</text:p>
          </table:table-cell>
          <table:table-cell office:value-type="percentage" office:value="0.156756756756757" calcext:value-type="percentage">
            <text:p>16%</text:p>
          </table:table-cell>
          <table:table-cell office:value-type="percentage" office:value="0.101449275362319" calcext:value-type="percentage">
            <text:p>10%</text:p>
          </table:table-cell>
          <table:table-cell office:value-type="percentage" office:value="0.122340425531915" calcext:value-type="percentage">
            <text:p>12%</text:p>
          </table:table-cell>
          <table:table-cell office:value-type="percentage" office:value="0.115577889447236" calcext:value-type="percentage">
            <text:p>12%</text:p>
          </table:table-cell>
          <table:table-cell office:value-type="percentage" office:value="0.138613861386139" calcext:value-type="percentage">
            <text:p>14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query_processing</text:p>
          </table:table-cell>
          <table:table-cell office:value-type="percentage" office:value="0.0679611650485437" calcext:value-type="percentage">
            <text:p>7%</text:p>
          </table:table-cell>
          <table:table-cell office:value-type="percentage" office:value="0.0915492957746479" calcext:value-type="percentage">
            <text:p>9%</text:p>
          </table:table-cell>
          <table:table-cell office:value-type="percentage" office:value="0.0675675675675676" calcext:value-type="percentage">
            <text:p>7%</text:p>
          </table:table-cell>
          <table:table-cell office:value-type="percentage" office:value="0.127388535031847" calcext:value-type="percentage">
            <text:p>13%</text:p>
          </table:table-cell>
          <table:table-cell office:value-type="percentage" office:value="0.123152709359606" calcext:value-type="percentage">
            <text:p>12%</text:p>
          </table:table-cell>
          <table:table-cell office:value-type="percentage" office:value="0.118918918918919" calcext:value-type="percentage">
            <text:p>12%</text:p>
          </table:table-cell>
          <table:table-cell office:value-type="percentage" office:value="0.115942028985507" calcext:value-type="percentage">
            <text:p>12%</text:p>
          </table:table-cell>
          <table:table-cell office:value-type="percentage" office:value="0.0957446808510638" calcext:value-type="percentage">
            <text:p>10%</text:p>
          </table:table-cell>
          <table:table-cell office:value-type="percentage" office:value="0.130653266331658" calcext:value-type="percentage">
            <text:p>13%</text:p>
          </table:table-cell>
          <table:table-cell office:value-type="percentage" office:value="0.153465346534653" calcext:value-type="percentage">
            <text:p>15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user_interface</text:p>
          </table:table-cell>
          <table:table-cell office:value-type="percentage" office:value="0.271844660194175" calcext:value-type="percentage">
            <text:p>27%</text:p>
          </table:table-cell>
          <table:table-cell office:value-type="percentage" office:value="0.288732394366197" calcext:value-type="percentage">
            <text:p>29%</text:p>
          </table:table-cell>
          <table:table-cell office:value-type="percentage" office:value="0.263513513513513" calcext:value-type="percentage">
            <text:p>26%</text:p>
          </table:table-cell>
          <table:table-cell office:value-type="percentage" office:value="0.280254777070064" calcext:value-type="percentage">
            <text:p>28%</text:p>
          </table:table-cell>
          <table:table-cell office:value-type="percentage" office:value="0.280788177339901" calcext:value-type="percentage">
            <text:p>28%</text:p>
          </table:table-cell>
          <table:table-cell office:value-type="percentage" office:value="0.281081081081081" calcext:value-type="percentage">
            <text:p>28%</text:p>
          </table:table-cell>
          <table:table-cell office:value-type="percentage" office:value="0.241545893719807" calcext:value-type="percentage">
            <text:p>24%</text:p>
          </table:table-cell>
          <table:table-cell office:value-type="percentage" office:value="0.24468085106383" calcext:value-type="percentage">
            <text:p>24%</text:p>
          </table:table-cell>
          <table:table-cell office:value-type="percentage" office:value="0.256281407035176" calcext:value-type="percentage">
            <text:p>26%</text:p>
          </table:table-cell>
          <table:table-cell office:value-type="percentage" office:value="0.247524752475248" calcext:value-type="percentage">
            <text:p>25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rdf_graph</text:p>
          </table:table-cell>
          <table:table-cell office:value-type="percentage" office:value="0.184466019417476" calcext:value-type="percentage">
            <text:p>18%</text:p>
          </table:table-cell>
          <table:table-cell office:value-type="percentage" office:value="0.154929577464789" calcext:value-type="percentage">
            <text:p>15%</text:p>
          </table:table-cell>
          <table:table-cell office:value-type="percentage" office:value="0.263513513513513" calcext:value-type="percentage">
            <text:p>26%</text:p>
          </table:table-cell>
          <table:table-cell office:value-type="percentage" office:value="0.254777070063694" calcext:value-type="percentage">
            <text:p>25%</text:p>
          </table:table-cell>
          <table:table-cell office:value-type="percentage" office:value="0.251231527093596" calcext:value-type="percentage">
            <text:p>25%</text:p>
          </table:table-cell>
          <table:table-cell office:value-type="percentage" office:value="0.281081081081081" calcext:value-type="percentage">
            <text:p>28%</text:p>
          </table:table-cell>
          <table:table-cell office:value-type="percentage" office:value="0.304347826086957" calcext:value-type="percentage">
            <text:p>30%</text:p>
          </table:table-cell>
          <table:table-cell office:value-type="percentage" office:value="0.24468085106383" calcext:value-type="percentage">
            <text:p>24%</text:p>
          </table:table-cell>
          <table:table-cell office:value-type="percentage" office:value="0.346733668341709" calcext:value-type="percentage">
            <text:p>35%</text:p>
          </table:table-cell>
          <table:table-cell office:value-type="percentage" office:value="0.292079207920792" calcext:value-type="percentage">
            <text:p>29%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web_service</text:p>
          </table:table-cell>
          <table:table-cell office:value-type="percentage" office:value="0.359223300970874" calcext:value-type="percentage">
            <text:p>36%</text:p>
          </table:table-cell>
          <table:table-cell office:value-type="percentage" office:value="0.309859154929577" calcext:value-type="percentage">
            <text:p>31%</text:p>
          </table:table-cell>
          <table:table-cell office:value-type="percentage" office:value="0.405405405405405" calcext:value-type="percentage">
            <text:p>41%</text:p>
          </table:table-cell>
          <table:table-cell office:value-type="percentage" office:value="0.343949044585987" calcext:value-type="percentage">
            <text:p>34%</text:p>
          </table:table-cell>
          <table:table-cell office:value-type="percentage" office:value="0.349753694581281" calcext:value-type="percentage">
            <text:p>35%</text:p>
          </table:table-cell>
          <table:table-cell office:value-type="percentage" office:value="0.264864864864865" calcext:value-type="percentage">
            <text:p>26%</text:p>
          </table:table-cell>
          <table:table-cell office:value-type="percentage" office:value="0.256038647342995" calcext:value-type="percentage">
            <text:p>26%</text:p>
          </table:table-cell>
          <table:table-cell office:value-type="percentage" office:value="0.212765957446808" calcext:value-type="percentage">
            <text:p>21%</text:p>
          </table:table-cell>
          <table:table-cell office:value-type="percentage" office:value="0.261306532663317" calcext:value-type="percentage">
            <text:p>26%</text:p>
          </table:table-cell>
          <table:table-cell office:value-type="percentage" office:value="0.178217821782178" calcext:value-type="percentage">
            <text:p>18%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Total</text:p>
          </table:table-cell>
          <table:table-cell table:style-name="ce14" office:value-type="percentage" office:value="0.953488372093023" calcext:value-type="percentage">
            <text:p>95.3%</text:p>
          </table:table-cell>
          <table:table-cell table:style-name="ce14" office:value-type="percentage" office:value="0.971830985915493" calcext:value-type="percentage">
            <text:p>97.2%</text:p>
          </table:table-cell>
          <table:table-cell table:style-name="ce14" office:value-type="percentage" office:value="0.945945945945946" calcext:value-type="percentage">
            <text:p>94.6%</text:p>
          </table:table-cell>
          <table:table-cell table:style-name="ce14" office:value-type="percentage" office:value="0.923566878980892" calcext:value-type="percentage">
            <text:p>92.4%</text:p>
          </table:table-cell>
          <table:table-cell table:style-name="ce14" office:value-type="percentage" office:value="0.96551724137931" calcext:value-type="percentage">
            <text:p>96.6%</text:p>
          </table:table-cell>
          <table:table-cell table:style-name="ce14" office:value-type="percentage" office:value="0.962162162162162" calcext:value-type="percentage">
            <text:p>96.2%</text:p>
          </table:table-cell>
          <table:table-cell table:style-name="ce14" office:value-type="percentage" office:value="0.951690821256039" calcext:value-type="percentage">
            <text:p>95.2%</text:p>
          </table:table-cell>
          <table:table-cell table:style-name="ce14" office:value-type="percentage" office:value="0.98936170212766" calcext:value-type="percentage">
            <text:p>98.9%</text:p>
          </table:table-cell>
          <table:table-cell table:style-name="ce14" office:value-type="percentage" office:value="0.979899497487437" calcext:value-type="percentage">
            <text:p>98.0%</text:p>
          </table:table-cell>
          <table:table-cell table:style-name="ce14" office:value-type="percentage" office:value="0.97029702970297" calcext:value-type="percentage">
            <text:p>97.0%</text:p>
          </table:table-cell>
          <table:table-cell table:style-name="ce9" table:number-columns-repeated="1013"/>
        </table:table-row>
      </table:table>
      <table:table table:name="Sheet3" table:style-name="ta1">
        <table:table-column table:style-name="co2" table:default-cell-style-name="Default"/>
        <table:table-column table:style-name="co2" table:number-columns-repeated="10" table:default-cell-style-name="ce16"/>
        <table:table-row table:style-name="ro1">
          <table:table-cell office:value-type="string" calcext:value-type="string">
            <text:p>keyword_query</text:p>
          </table:table-cell>
          <table:table-cell office:value-type="percentage" office:value="0.0194174757281553" calcext:value-type="percentage">
            <text:p>2%</text:p>
          </table:table-cell>
          <table:table-cell office:value-type="percentage" office:value="0.0211267605633803" calcext:value-type="percentage">
            <text:p>2%</text:p>
          </table:table-cell>
          <table:table-cell office:value-type="percentage" office:value="0.0202702702702703" calcext:value-type="percentage">
            <text:p>2%</text:p>
          </table:table-cell>
          <table:table-cell office:value-type="percentage" office:value="0.0445859872611465" calcext:value-type="percentage">
            <text:p>4%</text:p>
          </table:table-cell>
          <table:table-cell office:value-type="percentage" office:value="0.0541871921182266" calcext:value-type="percentage">
            <text:p>5%</text:p>
          </table:table-cell>
          <table:table-cell office:value-type="percentage" office:value="0.0702702702702703" calcext:value-type="percentage">
            <text:p>7%</text:p>
          </table:table-cell>
          <table:table-cell office:value-type="percentage" office:value="0.0144927536231884" calcext:value-type="percentage">
            <text:p>1%</text:p>
          </table:table-cell>
          <table:table-cell office:value-type="percentage" office:value="0.0372340425531915" calcext:value-type="percentage">
            <text:p>4%</text:p>
          </table:table-cell>
          <table:table-cell office:value-type="percentage" office:value="0.0251256281407035" calcext:value-type="percentage">
            <text:p>3%</text:p>
          </table:table-cell>
          <table:table-cell office:value-type="percentage" office:value="0.0297029702970297" calcext:value-type="percentage">
            <text:p>3%</text:p>
          </table:table-cell>
        </table:table-row>
        <table:table-row table:style-name="ro1">
          <table:table-cell office:value-type="string" calcext:value-type="string">
            <text:p>service_description</text:p>
          </table:table-cell>
          <table:table-cell office:value-type="percentage" office:value="0.058252427184466" calcext:value-type="percentage">
            <text:p>6%</text:p>
          </table:table-cell>
          <table:table-cell office:value-type="percentage" office:value="0.0774647887323944" calcext:value-type="percentage">
            <text:p>8%</text:p>
          </table:table-cell>
          <table:table-cell office:value-type="percentage" office:value="0.114864864864865" calcext:value-type="percentage">
            <text:p>11%</text:p>
          </table:table-cell>
          <table:table-cell office:value-type="percentage" office:value="0.127388535031847" calcext:value-type="percentage">
            <text:p>13%</text:p>
          </table:table-cell>
          <table:table-cell office:value-type="percentage" office:value="0.0886699507389163" calcext:value-type="percentage">
            <text:p>9%</text:p>
          </table:table-cell>
          <table:table-cell office:value-type="percentage" office:value="0.0756756756756757" calcext:value-type="percentage">
            <text:p>8%</text:p>
          </table:table-cell>
          <table:table-cell office:value-type="percentage" office:value="0.0579710144927536" calcext:value-type="percentage">
            <text:p>6%</text:p>
          </table:table-cell>
          <table:table-cell office:value-type="percentage" office:value="0.0319148936170213" calcext:value-type="percentage">
            <text:p>3%</text:p>
          </table:table-cell>
          <table:table-cell office:value-type="percentage" office:value="0.050251256281407" calcext:value-type="percentage">
            <text:p>5%</text:p>
          </table:table-cell>
          <table:table-cell office:value-type="percentage" office:value="0.0396039603960396" calcext:value-type="percentage">
            <text:p>4%</text:p>
          </table:table-cell>
        </table:table-row>
        <table:table-row table:style-name="ro1">
          <table:table-cell office:value-type="string" calcext:value-type="string">
            <text:p>owl_ontology</text:p>
          </table:table-cell>
          <table:table-cell office:value-type="percentage" office:value="0.184466019417476" calcext:value-type="percentage">
            <text:p>18%</text:p>
          </table:table-cell>
          <table:table-cell office:value-type="percentage" office:value="0.147887323943662" calcext:value-type="percentage">
            <text:p>15%</text:p>
          </table:table-cell>
          <table:table-cell office:value-type="percentage" office:value="0.209459459459459" calcext:value-type="percentage">
            <text:p>21%</text:p>
          </table:table-cell>
          <table:table-cell office:value-type="percentage" office:value="0.178343949044586" calcext:value-type="percentage">
            <text:p>18%</text:p>
          </table:table-cell>
          <table:table-cell office:value-type="percentage" office:value="0.137931034482759" calcext:value-type="percentage">
            <text:p>14%</text:p>
          </table:table-cell>
          <table:table-cell office:value-type="percentage" office:value="0.135135135135135" calcext:value-type="percentage">
            <text:p>14%</text:p>
          </table:table-cell>
          <table:table-cell office:value-type="percentage" office:value="0.140096618357488" calcext:value-type="percentage">
            <text:p>14%</text:p>
          </table:table-cell>
          <table:table-cell office:value-type="percentage" office:value="0.148936170212766" calcext:value-type="percentage">
            <text:p>15%</text:p>
          </table:table-cell>
          <table:table-cell office:value-type="percentage" office:value="0.14070351758794" calcext:value-type="percentage">
            <text:p>14%</text:p>
          </table:table-cell>
          <table:table-cell office:value-type="percentage" office:value="0.148514851485149" calcext:value-type="percentage">
            <text:p>15%</text:p>
          </table:table-cell>
        </table:table-row>
        <table:table-row table:style-name="ro1">
          <table:table-cell office:value-type="string" calcext:value-type="string">
            <text:p>keyword_search</text:p>
          </table:table-cell>
          <table:table-cell office:value-type="percentage" office:value="0.106796116504854" calcext:value-type="percentage">
            <text:p>11%</text:p>
          </table:table-cell>
          <table:table-cell office:value-type="percentage" office:value="0.0563380281690141" calcext:value-type="percentage">
            <text:p>6%</text:p>
          </table:table-cell>
          <table:table-cell office:value-type="percentage" office:value="0.0743243243243243" calcext:value-type="percentage">
            <text:p>7%</text:p>
          </table:table-cell>
          <table:table-cell office:value-type="percentage" office:value="0.146496815286624" calcext:value-type="percentage">
            <text:p>15%</text:p>
          </table:table-cell>
          <table:table-cell office:value-type="percentage" office:value="0.0788177339901478" calcext:value-type="percentage">
            <text:p>8%</text:p>
          </table:table-cell>
          <table:table-cell office:value-type="percentage" office:value="0.108108108108108" calcext:value-type="percentage">
            <text:p>11%</text:p>
          </table:table-cell>
          <table:table-cell office:value-type="percentage" office:value="0.0338164251207729" calcext:value-type="percentage">
            <text:p>3%</text:p>
          </table:table-cell>
          <table:table-cell office:value-type="percentage" office:value="0.0691489361702128" calcext:value-type="percentage">
            <text:p>7%</text:p>
          </table:table-cell>
          <table:table-cell office:value-type="percentage" office:value="0.0804020100502513" calcext:value-type="percentage">
            <text:p>8%</text:p>
          </table:table-cell>
          <table:table-cell office:value-type="percentage" office:value="0.0742574257425743" calcext:value-type="percentage">
            <text:p>7%</text:p>
          </table:table-cell>
        </table:table-row>
        <table:table-row table:style-name="ro1">
          <table:table-cell office:value-type="string" calcext:value-type="string">
            <text:p>open_data</text:p>
          </table:table-cell>
          <table:table-cell office:value-type="percentage" office:value="0.00970873786407767" calcext:value-type="percentage">
            <text:p>1%</text:p>
          </table:table-cell>
          <table:table-cell office:value-type="percentage" office:value="0.0140845070422535" calcext:value-type="percentage">
            <text:p>1%</text:p>
          </table:table-cell>
          <table:table-cell office:value-type="percentage" office:value="0.0743243243243243" calcext:value-type="percentage">
            <text:p>7%</text:p>
          </table:table-cell>
          <table:table-cell office:value-type="percentage" office:value="0.171974522292994" calcext:value-type="percentage">
            <text:p>17%</text:p>
          </table:table-cell>
          <table:table-cell office:value-type="percentage" office:value="0.246305418719212" calcext:value-type="percentage">
            <text:p>25%</text:p>
          </table:table-cell>
          <table:table-cell office:value-type="percentage" office:value="0.335135135135135" calcext:value-type="percentage">
            <text:p>34%</text:p>
          </table:table-cell>
          <table:table-cell office:value-type="percentage" office:value="0.405797101449275" calcext:value-type="percentage">
            <text:p>41%</text:p>
          </table:table-cell>
          <table:table-cell office:value-type="percentage" office:value="0.452127659574468" calcext:value-type="percentage">
            <text:p>45%</text:p>
          </table:table-cell>
          <table:table-cell office:value-type="percentage" office:value="0.412060301507538" calcext:value-type="percentage">
            <text:p>41%</text:p>
          </table:table-cell>
          <table:table-cell office:value-type="percentage" office:value="0.445544554455446" calcext:value-type="percentage">
            <text:p>45%</text:p>
          </table:table-cell>
        </table:table-row>
        <table:table-row table:style-name="ro1">
          <table:table-cell office:value-type="string" calcext:value-type="string">
            <text:p>semantic_search</text:p>
          </table:table-cell>
          <table:table-cell office:value-type="percentage" office:value="0.106796116504854" calcext:value-type="percentage">
            <text:p>11%</text:p>
          </table:table-cell>
          <table:table-cell office:value-type="percentage" office:value="0.161971830985916" calcext:value-type="percentage">
            <text:p>16%</text:p>
          </table:table-cell>
          <table:table-cell office:value-type="percentage" office:value="0.189189189189189" calcext:value-type="percentage">
            <text:p>19%</text:p>
          </table:table-cell>
          <table:table-cell office:value-type="percentage" office:value="0.159235668789809" calcext:value-type="percentage">
            <text:p>16%</text:p>
          </table:table-cell>
          <table:table-cell office:value-type="percentage" office:value="0.113300492610837" calcext:value-type="percentage">
            <text:p>11%</text:p>
          </table:table-cell>
          <table:table-cell office:value-type="percentage" office:value="0.156756756756757" calcext:value-type="percentage">
            <text:p>16%</text:p>
          </table:table-cell>
          <table:table-cell office:value-type="percentage" office:value="0.101449275362319" calcext:value-type="percentage">
            <text:p>10%</text:p>
          </table:table-cell>
          <table:table-cell office:value-type="percentage" office:value="0.122340425531915" calcext:value-type="percentage">
            <text:p>12%</text:p>
          </table:table-cell>
          <table:table-cell office:value-type="percentage" office:value="0.115577889447236" calcext:value-type="percentage">
            <text:p>12%</text:p>
          </table:table-cell>
          <table:table-cell office:value-type="percentage" office:value="0.138613861386139" calcext:value-type="percentage">
            <text:p>14%</text:p>
          </table:table-cell>
        </table:table-row>
        <table:table-row table:style-name="ro1">
          <table:table-cell office:value-type="string" calcext:value-type="string">
            <text:p>query_processing</text:p>
          </table:table-cell>
          <table:table-cell office:value-type="percentage" office:value="0.0679611650485437" calcext:value-type="percentage">
            <text:p>7%</text:p>
          </table:table-cell>
          <table:table-cell office:value-type="percentage" office:value="0.0915492957746479" calcext:value-type="percentage">
            <text:p>9%</text:p>
          </table:table-cell>
          <table:table-cell office:value-type="percentage" office:value="0.0675675675675676" calcext:value-type="percentage">
            <text:p>7%</text:p>
          </table:table-cell>
          <table:table-cell office:value-type="percentage" office:value="0.127388535031847" calcext:value-type="percentage">
            <text:p>13%</text:p>
          </table:table-cell>
          <table:table-cell office:value-type="percentage" office:value="0.123152709359606" calcext:value-type="percentage">
            <text:p>12%</text:p>
          </table:table-cell>
          <table:table-cell office:value-type="percentage" office:value="0.118918918918919" calcext:value-type="percentage">
            <text:p>12%</text:p>
          </table:table-cell>
          <table:table-cell office:value-type="percentage" office:value="0.115942028985507" calcext:value-type="percentage">
            <text:p>12%</text:p>
          </table:table-cell>
          <table:table-cell office:value-type="percentage" office:value="0.0957446808510638" calcext:value-type="percentage">
            <text:p>10%</text:p>
          </table:table-cell>
          <table:table-cell office:value-type="percentage" office:value="0.130653266331658" calcext:value-type="percentage">
            <text:p>13%</text:p>
          </table:table-cell>
          <table:table-cell office:value-type="percentage" office:value="0.153465346534653" calcext:value-type="percentage">
            <text:p>15%</text:p>
          </table:table-cell>
        </table:table-row>
        <table:table-row table:style-name="ro1">
          <table:table-cell office:value-type="string" calcext:value-type="string">
            <text:p>user_interface</text:p>
          </table:table-cell>
          <table:table-cell office:value-type="percentage" office:value="0.271844660194175" calcext:value-type="percentage">
            <text:p>27%</text:p>
          </table:table-cell>
          <table:table-cell office:value-type="percentage" office:value="0.288732394366197" calcext:value-type="percentage">
            <text:p>29%</text:p>
          </table:table-cell>
          <table:table-cell office:value-type="percentage" office:value="0.263513513513513" calcext:value-type="percentage">
            <text:p>26%</text:p>
          </table:table-cell>
          <table:table-cell office:value-type="percentage" office:value="0.280254777070064" calcext:value-type="percentage">
            <text:p>28%</text:p>
          </table:table-cell>
          <table:table-cell office:value-type="percentage" office:value="0.280788177339901" calcext:value-type="percentage">
            <text:p>28%</text:p>
          </table:table-cell>
          <table:table-cell office:value-type="percentage" office:value="0.281081081081081" calcext:value-type="percentage">
            <text:p>28%</text:p>
          </table:table-cell>
          <table:table-cell office:value-type="percentage" office:value="0.241545893719807" calcext:value-type="percentage">
            <text:p>24%</text:p>
          </table:table-cell>
          <table:table-cell office:value-type="percentage" office:value="0.24468085106383" calcext:value-type="percentage">
            <text:p>24%</text:p>
          </table:table-cell>
          <table:table-cell office:value-type="percentage" office:value="0.256281407035176" calcext:value-type="percentage">
            <text:p>26%</text:p>
          </table:table-cell>
          <table:table-cell office:value-type="percentage" office:value="0.247524752475248" calcext:value-type="percentage">
            <text:p>25%</text:p>
          </table:table-cell>
        </table:table-row>
        <table:table-row table:style-name="ro1">
          <table:table-cell office:value-type="string" calcext:value-type="string">
            <text:p>rdf_graph</text:p>
          </table:table-cell>
          <table:table-cell office:value-type="percentage" office:value="0.184466019417476" calcext:value-type="percentage">
            <text:p>18%</text:p>
          </table:table-cell>
          <table:table-cell office:value-type="percentage" office:value="0.154929577464789" calcext:value-type="percentage">
            <text:p>15%</text:p>
          </table:table-cell>
          <table:table-cell office:value-type="percentage" office:value="0.263513513513513" calcext:value-type="percentage">
            <text:p>26%</text:p>
          </table:table-cell>
          <table:table-cell office:value-type="percentage" office:value="0.254777070063694" calcext:value-type="percentage">
            <text:p>25%</text:p>
          </table:table-cell>
          <table:table-cell office:value-type="percentage" office:value="0.251231527093596" calcext:value-type="percentage">
            <text:p>25%</text:p>
          </table:table-cell>
          <table:table-cell office:value-type="percentage" office:value="0.281081081081081" calcext:value-type="percentage">
            <text:p>28%</text:p>
          </table:table-cell>
          <table:table-cell office:value-type="percentage" office:value="0.304347826086957" calcext:value-type="percentage">
            <text:p>30%</text:p>
          </table:table-cell>
          <table:table-cell office:value-type="percentage" office:value="0.24468085106383" calcext:value-type="percentage">
            <text:p>24%</text:p>
          </table:table-cell>
          <table:table-cell office:value-type="percentage" office:value="0.346733668341709" calcext:value-type="percentage">
            <text:p>35%</text:p>
          </table:table-cell>
          <table:table-cell office:value-type="percentage" office:value="0.292079207920792" calcext:value-type="percentage">
            <text:p>29%</text:p>
          </table:table-cell>
        </table:table-row>
        <table:table-row table:style-name="ro1">
          <table:table-cell office:value-type="string" calcext:value-type="string">
            <text:p>web_service</text:p>
          </table:table-cell>
          <table:table-cell office:value-type="percentage" office:value="0.359223300970874" calcext:value-type="percentage">
            <text:p>36%</text:p>
          </table:table-cell>
          <table:table-cell office:value-type="percentage" office:value="0.309859154929577" calcext:value-type="percentage">
            <text:p>31%</text:p>
          </table:table-cell>
          <table:table-cell office:value-type="percentage" office:value="0.405405405405405" calcext:value-type="percentage">
            <text:p>41%</text:p>
          </table:table-cell>
          <table:table-cell office:value-type="percentage" office:value="0.343949044585987" calcext:value-type="percentage">
            <text:p>34%</text:p>
          </table:table-cell>
          <table:table-cell office:value-type="percentage" office:value="0.349753694581281" calcext:value-type="percentage">
            <text:p>35%</text:p>
          </table:table-cell>
          <table:table-cell office:value-type="percentage" office:value="0.264864864864865" calcext:value-type="percentage">
            <text:p>26%</text:p>
          </table:table-cell>
          <table:table-cell office:value-type="percentage" office:value="0.256038647342995" calcext:value-type="percentage">
            <text:p>26%</text:p>
          </table:table-cell>
          <table:table-cell office:value-type="percentage" office:value="0.212765957446808" calcext:value-type="percentage">
            <text:p>21%</text:p>
          </table:table-cell>
          <table:table-cell office:value-type="percentage" office:value="0.261306532663317" calcext:value-type="percentage">
            <text:p>26%</text:p>
          </table:table-cell>
          <table:table-cell office:value-type="percentage" office:value="0.178217821782178" calcext:value-type="percentage">
            <text:p>1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59:31.601355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02:10.598848327</meta:creation-date>
    <dc:date>2017-11-08T15:10:01.574919408</dc:date>
    <meta:editing-duration>PT5H55M43S</meta:editing-duration>
    <meta:editing-cycles>7</meta:editing-cycles>
    <meta:generator>LibreOffice/5.1.6.2$Linux_X86_64 LibreOffice_project/10m0$Build-2</meta:generator>
    <meta:document-statistic meta:table-count="3" meta:cell-count="10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1cm" chart:symbol-height="0.1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15cm" chart:symbol-height="0.15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amed-symbol" chart:symbol-name="arrow-up" chart:symbol-width="0.15cm" chart:symbol-height="0.15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4" style:family="chart" style:data-style-name="N10">
      <style:chart-properties chart:symbol-type="named-symbol" chart:symbol-name="arrow-right" chart:symbol-width="0.15cm" chart:symbol-height="0.15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5" style:family="chart" style:data-style-name="N10">
      <style:chart-properties chart:symbol-type="named-symbol" chart:symbol-name="arrow-left" chart:symbol-width="0.15cm" chart:symbol-height="0.15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6" style:family="chart" style:data-style-name="N10">
      <style:chart-properties chart:symbol-type="named-symbol" chart:symbol-name="bow-tie" chart:symbol-width="0.15cm" chart:symbol-height="0.15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7" style:family="chart" style:data-style-name="N10">
      <style:chart-properties chart:symbol-type="named-symbol" chart:symbol-name="hourglass" chart:symbol-width="0.15cm" chart:symbol-height="0.15cm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8" style:family="chart" style:data-style-name="N10">
      <style:chart-properties chart:symbol-type="named-symbol" chart:symbol-name="circle" chart:symbol-width="0.15cm" chart:symbol-height="0.15cm" chart:link-data-style-to-source="true"/>
      <style:graphic-properties svg:stroke-width="0.05cm" svg:stroke-color="#4b1f6f" draw:fill-color="#4b1f6f"/>
      <style:text-properties fo:font-size="10pt" style:font-size-asian="10pt" style:font-size-complex="10pt"/>
    </style:style>
    <style:style style:name="ch19" style:family="chart" style:data-style-name="N10">
      <style:chart-properties chart:symbol-type="named-symbol" chart:symbol-name="star" chart:symbol-width="0.2cm" chart:symbol-height="0.2cm" chart:link-data-style-to-source="true"/>
      <style:graphic-properties svg:stroke-width="0.05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652cm" svg:height="13.364cm" xlink:href=".." xlink:type="simple" chart:class="chart:line" chart:style-name="ch1">
        <chart:title svg:x="2.084cm" svg:y="0.448cm" chart:style-name="ch2">
          <text:p>Evolution of Saffron main topics through 10 years of publications</text:p>
        </chart:title>
        <chart:legend svg:x="16.289cm" svg:y="1.58cm" style:legend-expansion="custom" chartooo:width="4.362cm" chartooo:height="8.525cm" style:legend-expansion-aspect-ratio="0.511671554252199" chart:style-name="ch3"/>
        <chart:plot-area chart:style-name="ch4" table:cell-range-address="Sheet2.A3:Sheet2.K13" chart:data-source-has-labels="both" svg:x="1.367cm" svg:y="1.43cm" svg:width="14.977cm" svg:height="11.025cm">
          <chartooo:coordinate-region svg:x="2.465cm" svg:y="1.616cm" svg:width="13.507cm" svg:height="10.219cm"/>
          <chart:axis chart:dimension="x" chart:name="primary-x" chart:style-name="ch5" chartooo:axis-type="auto">
            <chartooo:date-scale/>
            <chart:title svg:x="8.295cm" svg:y="12.682cm" chart:style-name="ch6">
              <text:p>years</text:p>
            </chart:title>
            <chart:categories table:cell-range-address="Sheet2.B3:Sheet2.K3"/>
          </chart:axis>
          <chart:axis chart:dimension="y" chart:name="primary-y" chart:style-name="ch7">
            <chart:title svg:x="0.272cm" svg:y="8.467cm" chart:style-name="ch8">
              <text:p>% of publications</text:p>
            </chart:title>
            <chart:grid chart:style-name="ch9" chart:class="major"/>
          </chart:axis>
          <chart:series chart:style-name="ch10" chart:values-cell-range-address="Sheet2.B4:Sheet2.K4" chart:label-cell-address="Sheet2.A4:Sheet2.A4" chart:class="chart:line">
            <chart:data-point chart:repeated="10"/>
          </chart:series>
          <chart:series chart:style-name="ch11" chart:values-cell-range-address="Sheet2.B5:Sheet2.K5" chart:label-cell-address="Sheet2.A5:Sheet2.A5" chart:class="chart:line">
            <chart:data-point chart:repeated="10"/>
          </chart:series>
          <chart:series chart:style-name="ch12" chart:values-cell-range-address="Sheet2.B6:Sheet2.K6" chart:label-cell-address="Sheet2.A6:Sheet2.A6" chart:class="chart:line">
            <chart:data-point chart:repeated="10"/>
          </chart:series>
          <chart:series chart:style-name="ch13" chart:values-cell-range-address="Sheet2.B7:Sheet2.K7" chart:label-cell-address="Sheet2.A7:Sheet2.A7" chart:class="chart:line">
            <chart:data-point chart:repeated="10"/>
          </chart:series>
          <chart:series chart:style-name="ch14" chart:values-cell-range-address="Sheet2.B8:Sheet2.K8" chart:label-cell-address="Sheet2.A8:Sheet2.A8" chart:class="chart:line">
            <chart:data-point chart:repeated="10"/>
          </chart:series>
          <chart:series chart:style-name="ch15" chart:values-cell-range-address="Sheet2.B9:Sheet2.K9" chart:label-cell-address="Sheet2.A9:Sheet2.A9" chart:class="chart:line">
            <chart:data-point chart:repeated="10"/>
          </chart:series>
          <chart:series chart:style-name="ch16" chart:values-cell-range-address="Sheet2.B10:Sheet2.K10" chart:label-cell-address="Sheet2.A10:Sheet2.A10" chart:class="chart:line">
            <chart:data-point chart:repeated="10"/>
          </chart:series>
          <chart:series chart:style-name="ch17" chart:values-cell-range-address="Sheet2.B11:Sheet2.K11" chart:label-cell-address="Sheet2.A11:Sheet2.A11" chart:class="chart:line">
            <chart:data-point chart:repeated="10"/>
          </chart:series>
          <chart:series chart:style-name="ch18" chart:values-cell-range-address="Sheet2.B12:Sheet2.K12" chart:label-cell-address="Sheet2.A12:Sheet2.A12" chart:class="chart:line">
            <chart:data-point chart:repeated="10"/>
          </chart:series>
          <chart:series chart:style-name="ch19" chart:values-cell-range-address="Sheet2.B13:Sheet2.K13" chart:label-cell-address="Sheet2.A13:Sheet2.A13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6">
                <text:p>2006</text:p>
                <draw:g>
                  <svg:desc>Sheet2.B3:Sheet2.K3</svg:desc>
                </draw:g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semantic_web</text:p>
                <draw:g>
                  <svg:desc>Sheet2.A4:Sheet2.A4</svg:desc>
                </draw:g>
              </table:table-cell>
              <table:table-cell office:value-type="float" office:value="0.906976744186046">
                <text:p>0.906976744186046</text:p>
                <draw:g>
                  <svg:desc>Sheet2.B4:Sheet2.K4</svg:desc>
                </draw:g>
              </table:table-cell>
              <table:table-cell office:value-type="float" office:value="0.852112676056338">
                <text:p>0.852112676056338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0.828025477707006">
                <text:p>0.828025477707006</text:p>
              </table:table-cell>
              <table:table-cell office:value-type="float" office:value="0.832512315270936">
                <text:p>0.832512315270936</text:p>
              </table:table-cell>
              <table:table-cell office:value-type="float" office:value="0.772972972972973">
                <text:p>0.772972972972973</text:p>
              </table:table-cell>
              <table:table-cell office:value-type="float" office:value="0.743961352657005">
                <text:p>0.743961352657005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0.733668341708543">
                <text:p>0.733668341708543</text:p>
              </table:table-cell>
              <table:table-cell office:value-type="float" office:value="0.693069306930693">
                <text:p>0.693069306930693</text:p>
              </table:table-cell>
            </table:table-row>
            <table:table-row>
              <table:table-cell office:value-type="string">
                <text:p>rdf_data</text:p>
                <draw:g>
                  <svg:desc>Sheet2.A5:Sheet2.A5</svg:desc>
                </draw:g>
              </table:table-cell>
              <table:table-cell office:value-type="float" office:value="0.209302325581395">
                <text:p>0.209302325581395</text:p>
                <draw:g>
                  <svg:desc>Sheet2.B5:Sheet2.K5</svg:desc>
                </draw:g>
              </table:table-cell>
              <table:table-cell office:value-type="float" office:value="0.183098591549296">
                <text:p>0.183098591549296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0.254777070063694">
                <text:p>0.254777070063694</text:p>
              </table:table-cell>
              <table:table-cell office:value-type="float" office:value="0.354679802955665">
                <text:p>0.354679802955665</text:p>
              </table:table-cell>
              <table:table-cell office:value-type="float" office:value="0.367567567567568">
                <text:p>0.367567567567568</text:p>
              </table:table-cell>
              <table:table-cell office:value-type="float" office:value="0.376811594202899">
                <text:p>0.376811594202899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0.396984924623116">
                <text:p>0.396984924623116</text:p>
              </table:table-cell>
              <table:table-cell office:value-type="float" office:value="0.46039603960396">
                <text:p>0.46039603960396</text:p>
              </table:table-cell>
            </table:table-row>
            <table:table-row>
              <table:table-cell office:value-type="string">
                <text:p>linked_data</text:p>
                <draw:g>
                  <svg:desc>Sheet2.A6:Sheet2.A6</svg:desc>
                </draw:g>
              </table:table-cell>
              <table:table-cell office:value-type="float" office:value="0">
                <text:p>0</text:p>
                <draw:g>
                  <svg:desc>Sheet2.B6:Sheet2.K6</svg:desc>
                </draw:g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0.197452229299363">
                <text:p>0.197452229299363</text:p>
              </table:table-cell>
              <table:table-cell office:value-type="float" office:value="0.438423645320197">
                <text:p>0.438423645320197</text:p>
              </table:table-cell>
              <table:table-cell office:value-type="float" office:value="0.508108108108108">
                <text:p>0.508108108108108</text:p>
              </table:table-cell>
              <table:table-cell office:value-type="float" office:value="0.541062801932367">
                <text:p>0.541062801932367</text:p>
              </table:table-cell>
              <table:table-cell office:value-type="float" office:value="0.553191489361702">
                <text:p>0.553191489361702</text:p>
              </table:table-cell>
              <table:table-cell office:value-type="float" office:value="0.613065326633166">
                <text:p>0.613065326633166</text:p>
              </table:table-cell>
              <table:table-cell office:value-type="float" office:value="0.643564356435644">
                <text:p>0.643564356435644</text:p>
              </table:table-cell>
            </table:table-row>
            <table:table-row>
              <table:table-cell office:value-type="string">
                <text:p>reasoning_task</text:p>
                <draw:g>
                  <svg:desc>Sheet2.A7:Sheet2.A7</svg:desc>
                </draw:g>
              </table:table-cell>
              <table:table-cell office:value-type="float" office:value="0.0697674418604651">
                <text:p>0.0697674418604651</text:p>
                <draw:g>
                  <svg:desc>Sheet2.B7:Sheet2.K7</svg:desc>
                </draw:g>
              </table:table-cell>
              <table:table-cell office:value-type="float" office:value="0.0985915492957746">
                <text:p>0.0985915492957746</text:p>
              </table:table-cell>
              <table:table-cell office:value-type="float" office:value="0.0810810810810811">
                <text:p>0.0810810810810811</text:p>
              </table:table-cell>
              <table:table-cell office:value-type="float" office:value="0.0828025477707006">
                <text:p>0.0828025477707006</text:p>
              </table:table-cell>
              <table:table-cell office:value-type="float" office:value="0.0443349753694581">
                <text:p>0.0443349753694581</text:p>
              </table:table-cell>
              <table:table-cell office:value-type="float" office:value="0.0864864864864865">
                <text:p>0.0864864864864865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0691489361702128">
                <text:p>0.0691489361702128</text:p>
              </table:table-cell>
              <table:table-cell office:value-type="float" office:value="0.0703517587939698">
                <text:p>0.0703517587939698</text:p>
              </table:table-cell>
              <table:table-cell office:value-type="float" office:value="0.0643564356435644">
                <text:p>0.0643564356435644</text:p>
              </table:table-cell>
            </table:table-row>
            <table:table-row>
              <table:table-cell office:value-type="string">
                <text:p>natural_language</text:p>
                <draw:g>
                  <svg:desc>Sheet2.A8:Sheet2.A8</svg:desc>
                </draw:g>
              </table:table-cell>
              <table:table-cell office:value-type="float" office:value="0.255813953488372">
                <text:p>0.255813953488372</text:p>
                <draw:g>
                  <svg:desc>Sheet2.B8:Sheet2.K8</svg:desc>
                </draw:g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0.210191082802548">
                <text:p>0.210191082802548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241545893719807">
                <text:p>0.241545893719807</text:p>
              </table:table-cell>
              <table:table-cell office:value-type="float" office:value="0.23936170212766">
                <text:p>0.23936170212766</text:p>
              </table:table-cell>
              <table:table-cell office:value-type="float" office:value="0.281407035175879">
                <text:p>0.281407035175879</text:p>
              </table:table-cell>
              <table:table-cell office:value-type="float" office:value="0.242574257425743">
                <text:p>0.242574257425743</text:p>
              </table:table-cell>
            </table:table-row>
            <table:table-row>
              <table:table-cell office:value-type="string">
                <text:p>data_source</text:p>
                <draw:g>
                  <svg:desc>Sheet2.A9:Sheet2.A9</svg:desc>
                </draw:g>
              </table:table-cell>
              <table:table-cell office:value-type="float" office:value="0.162790697674419">
                <text:p>0.162790697674419</text:p>
                <draw:g>
                  <svg:desc>Sheet2.B9:Sheet2.K9</svg:desc>
                </draw:g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0.229299363057325">
                <text:p>0.229299363057325</text:p>
              </table:table-cell>
              <table:table-cell office:value-type="float" office:value="0.334975369458128">
                <text:p>0.334975369458128</text:p>
              </table:table-cell>
              <table:table-cell office:value-type="float" office:value="0.308108108108108">
                <text:p>0.308108108108108</text:p>
              </table:table-cell>
              <table:table-cell office:value-type="float" office:value="0.338164251207729">
                <text:p>0.338164251207729</text:p>
              </table:table-cell>
              <table:table-cell office:value-type="float" office:value="0.414893617021277">
                <text:p>0.414893617021277</text:p>
              </table:table-cell>
              <table:table-cell office:value-type="float" office:value="0.407035175879397">
                <text:p>0.407035175879397</text:p>
              </table:table-cell>
              <table:table-cell office:value-type="float" office:value="0.435643564356436">
                <text:p>0.435643564356436</text:p>
              </table:table-cell>
            </table:table-row>
            <table:table-row>
              <table:table-cell office:value-type="string">
                <text:p>owl_s</text:p>
                <draw:g>
                  <svg:desc>Sheet2.A10:Sheet2.A10</svg:desc>
                </draw:g>
              </table:table-cell>
              <table:table-cell office:value-type="float" office:value="0.267441860465116">
                <text:p>0.267441860465116</text:p>
                <draw:g>
                  <svg:desc>Sheet2.B10:Sheet2.K10</svg:desc>
                </draw:g>
              </table:table-cell>
              <table:table-cell office:value-type="float" office:value="0.246478873239437">
                <text:p>0.246478873239437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0.235668789808917">
                <text:p>0.23566878980891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32432432432432">
                <text:p>0.232432432432432</text:p>
              </table:table-cell>
              <table:table-cell office:value-type="float" office:value="0.236714975845411">
                <text:p>0.236714975845411</text:p>
              </table:table-cell>
              <table:table-cell office:value-type="float" office:value="0.276595744680851">
                <text:p>0.276595744680851</text:p>
              </table:table-cell>
              <table:table-cell office:value-type="float" office:value="0.281407035175879">
                <text:p>0.281407035175879</text:p>
              </table:table-cell>
              <table:table-cell office:value-type="float" office:value="0.277227722772277">
                <text:p>0.277227722772277</text:p>
              </table:table-cell>
            </table:table-row>
            <table:table-row>
              <table:table-cell office:value-type="string">
                <text:p>query_execution</text:p>
                <draw:g>
                  <svg:desc>Sheet2.A11:Sheet2.A11</svg:desc>
                </draw:g>
              </table:table-cell>
              <table:table-cell office:value-type="float" office:value="0">
                <text:p>0</text:p>
                <draw:g>
                  <svg:desc>Sheet2.B11:Sheet2.K11</svg:desc>
                </draw:g>
              </table:table-cell>
              <table:table-cell office:value-type="float" office:value="0.0422535211267606">
                <text:p>0.0422535211267606</text:p>
              </table:table-cell>
              <table:table-cell office:value-type="float" office:value="0.0405405405405405">
                <text:p>0.0405405405405405</text:p>
              </table:table-cell>
              <table:table-cell office:value-type="float" office:value="0.0573248407643312">
                <text:p>0.0573248407643312</text:p>
              </table:table-cell>
              <table:table-cell office:value-type="float" office:value="0.0394088669950739">
                <text:p>0.0394088669950739</text:p>
              </table:table-cell>
              <table:table-cell office:value-type="float" office:value="0.0756756756756757">
                <text:p>0.0756756756756757</text:p>
              </table:table-cell>
              <table:table-cell office:value-type="float" office:value="0.0676328502415459">
                <text:p>0.0676328502415459</text:p>
              </table:table-cell>
              <table:table-cell office:value-type="float" office:value="0.0904255319148936">
                <text:p>0.0904255319148936</text:p>
              </table:table-cell>
              <table:table-cell office:value-type="float" office:value="0.135678391959799">
                <text:p>0.135678391959799</text:p>
              </table:table-cell>
              <table:table-cell office:value-type="float" office:value="0.143564356435644">
                <text:p>0.143564356435644</text:p>
              </table:table-cell>
            </table:table-row>
            <table:table-row>
              <table:table-cell office:value-type="string">
                <text:p>ontology_engineering</text:p>
                <draw:g>
                  <svg:desc>Sheet2.A12:Sheet2.A12</svg:desc>
                </draw:g>
              </table:table-cell>
              <table:table-cell office:value-type="float" office:value="0.0930232558139535">
                <text:p>0.0930232558139535</text:p>
                <draw:g>
                  <svg:desc>Sheet2.B12:Sheet2.K12</svg:desc>
                </draw:g>
              </table:table-cell>
              <table:table-cell office:value-type="float" office:value="0.133802816901408">
                <text:p>0.133802816901408</text:p>
              </table:table-cell>
              <table:table-cell office:value-type="float" office:value="0.114864864864865">
                <text:p>0.114864864864865</text:p>
              </table:table-cell>
              <table:table-cell office:value-type="float" office:value="0.0955414012738854">
                <text:p>0.0955414012738854</text:p>
              </table:table-cell>
              <table:table-cell office:value-type="float" office:value="0.108374384236453">
                <text:p>0.108374384236453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0804020100502513">
                <text:p>0.0804020100502513</text:p>
              </table:table-cell>
              <table:table-cell office:value-type="float" office:value="0.0742574257425743">
                <text:p>0.0742574257425743</text:p>
              </table:table-cell>
            </table:table-row>
            <table:table-row>
              <table:table-cell office:value-type="string">
                <text:p>machine_learning</text:p>
                <draw:g>
                  <svg:desc>Sheet2.A13:Sheet2.A13</svg:desc>
                </draw:g>
              </table:table-cell>
              <table:table-cell office:value-type="float" office:value="0.0813953488372093">
                <text:p>0.0813953488372093</text:p>
                <draw:g>
                  <svg:desc>Sheet2.B13:Sheet2.K13</svg:desc>
                </draw:g>
              </table:table-cell>
              <table:table-cell office:value-type="float" office:value="0.133802816901408">
                <text:p>0.133802816901408</text:p>
              </table:table-cell>
              <table:table-cell office:value-type="float" office:value="0.0810810810810811">
                <text:p>0.0810810810810811</text:p>
              </table:table-cell>
              <table:table-cell office:value-type="float" office:value="0.133757961783439">
                <text:p>0.133757961783439</text:p>
              </table:table-cell>
              <table:table-cell office:value-type="float" office:value="0.147783251231527">
                <text:p>0.147783251231527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241206030150754">
                <text:p>0.241206030150754</text:p>
              </table:table-cell>
              <table:table-cell office:value-type="float" office:value="0.183168316831683">
                <text:p>0.183168316831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x" chart:symbol-width="0.15cm" chart:symbol-height="0.15cm" chart:link-data-style-to-source="true"/>
      <style:graphic-properties svg:stroke-width="0.05cm" svg:stroke-color="#c5000b" draw:fill-color="#c5000b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plus" chart:symbol-width="0.15cm" chart:symbol-height="0.15cm" chart:link-data-style-to-source="true"/>
      <style:graphic-properties svg:stroke-width="0.05cm" svg:stroke-color="#0084d1" draw:fill-color="#0084d1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sterisk" chart:symbol-width="0.15cm" chart:symbol-height="0.15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3" style:family="chart" style:data-style-name="N10">
      <style:chart-properties chart:symbol-type="named-symbol" chart:symbol-name="horizontal-bar" chart:symbol-width="0.15cm" chart:symbol-height="0.15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4" style:family="chart" style:data-style-name="N10">
      <style:chart-properties chart:symbol-type="named-symbol" chart:symbol-name="vertical-bar" chart:symbol-width="0.15cm" chart:symbol-height="0.15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5" style:family="chart" style:data-style-name="N10">
      <style:chart-properties chart:symbol-type="named-symbol" chart:symbol-name="square" chart:symbol-width="0.15cm" chart:symbol-height="0.15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6" style:family="chart" style:data-style-name="N10">
      <style:chart-properties chart:symbol-type="named-symbol" chart:symbol-name="diamond" chart:symbol-width="0.15cm" chart:symbol-height="0.15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7" style:family="chart" style:data-style-name="N10">
      <style:chart-properties chart:symbol-type="named-symbol" chart:symbol-name="arrow-down" chart:symbol-width="0.15cm" chart:symbol-height="0.15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8" style:family="chart" style:data-style-name="N10">
      <style:chart-properties chart:symbol-type="named-symbol" chart:symbol-name="arrow-up" chart:symbol-width="0.15cm" chart:symbol-height="0.15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9" style:family="chart" style:data-style-name="N10">
      <style:chart-properties chart:symbol-type="named-symbol" chart:symbol-name="arrow-right" chart:symbol-width="0.15cm" chart:symbol-height="0.15cm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652cm" svg:height="13.364cm" xlink:href=".." xlink:type="simple" chart:class="chart:line" chart:style-name="ch1">
        <chart:title svg:x="2.084cm" svg:y="0.45cm" chart:style-name="ch2">
          <text:p>Evolution of Saffron main topics through 10 years of publications</text:p>
        </chart:title>
        <chart:legend svg:x="16.289cm" svg:y="1.58cm" style:legend-expansion="custom" chartooo:width="4.362cm" chartooo:height="8.525cm" style:legend-expansion-aspect-ratio="0.511671554252199" chart:style-name="ch3"/>
        <chart:plot-area chart:style-name="ch4" table:cell-range-address="Sheet2.B3:Sheet2.K3 Sheet2.A14:Sheet2.K23" chart:data-source-has-labels="both" svg:x="1.553cm" svg:y="1.43cm" svg:width="14.791cm" svg:height="11.025cm">
          <chartooo:coordinate-region svg:x="2.465cm" svg:y="1.616cm" svg:width="13.507cm" svg:height="10.219cm"/>
          <chart:axis chart:dimension="x" chart:name="primary-x" chart:style-name="ch5" chartooo:axis-type="auto">
            <chartooo:date-scale/>
            <chart:title svg:x="8.388cm" svg:y="12.682cm" chart:style-name="ch6">
              <text:p>years</text:p>
            </chart:title>
            <chart:categories table:cell-range-address="Sheet2.B3:Sheet2.K3"/>
          </chart:axis>
          <chart:axis chart:dimension="y" chart:name="primary-y" chart:style-name="ch7">
            <chart:title svg:x="0.458cm" svg:y="8.467cm" chart:style-name="ch8">
              <text:p>% of publications</text:p>
            </chart:title>
            <chart:grid chart:style-name="ch9" chart:class="major"/>
          </chart:axis>
          <chart:series chart:style-name="ch10" chart:values-cell-range-address="Sheet2.B14:Sheet2.K14" chart:label-cell-address="Sheet2.A14:Sheet2.A14" chart:class="chart:line">
            <chart:data-point chart:repeated="10"/>
          </chart:series>
          <chart:series chart:style-name="ch11" chart:values-cell-range-address="Sheet2.B15:Sheet2.K15" chart:label-cell-address="Sheet2.A15:Sheet2.A15" chart:class="chart:line">
            <chart:data-point chart:repeated="10"/>
          </chart:series>
          <chart:series chart:style-name="ch12" chart:values-cell-range-address="Sheet2.B16:Sheet2.K16" chart:label-cell-address="Sheet2.A16:Sheet2.A16" chart:class="chart:line">
            <chart:data-point chart:repeated="10"/>
          </chart:series>
          <chart:series chart:style-name="ch13" chart:values-cell-range-address="Sheet2.B17:Sheet2.K17" chart:label-cell-address="Sheet2.A17:Sheet2.A17" chart:class="chart:line">
            <chart:data-point chart:repeated="10"/>
          </chart:series>
          <chart:series chart:style-name="ch14" chart:values-cell-range-address="Sheet2.B18:Sheet2.K18" chart:label-cell-address="Sheet2.A18:Sheet2.A18" chart:class="chart:line">
            <chart:data-point chart:repeated="10"/>
          </chart:series>
          <chart:series chart:style-name="ch15" chart:values-cell-range-address="Sheet2.B19:Sheet2.K19" chart:label-cell-address="Sheet2.A19:Sheet2.A19" chart:class="chart:line">
            <chart:data-point chart:repeated="10"/>
          </chart:series>
          <chart:series chart:style-name="ch16" chart:values-cell-range-address="Sheet2.B20:Sheet2.K20" chart:label-cell-address="Sheet2.A20:Sheet2.A20" chart:class="chart:line">
            <chart:data-point chart:repeated="10"/>
          </chart:series>
          <chart:series chart:style-name="ch17" chart:values-cell-range-address="Sheet2.B21:Sheet2.K21" chart:label-cell-address="Sheet2.A21:Sheet2.A21" chart:class="chart:line">
            <chart:data-point chart:repeated="10"/>
          </chart:series>
          <chart:series chart:style-name="ch18" chart:values-cell-range-address="Sheet2.B22:Sheet2.K22" chart:label-cell-address="Sheet2.A22:Sheet2.A22" chart:class="chart:line">
            <chart:data-point chart:repeated="10"/>
          </chart:series>
          <chart:series chart:style-name="ch19" chart:values-cell-range-address="Sheet2.B23:Sheet2.K23" chart:label-cell-address="Sheet2.A23:Sheet2.A23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6">
                <text:p>2006</text:p>
                <draw:g>
                  <svg:desc>Sheet2.B3:Sheet2.K3</svg:desc>
                </draw:g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keyword_query</text:p>
                <draw:g>
                  <svg:desc>Sheet2.A14:Sheet2.A14</svg:desc>
                </draw:g>
              </table:table-cell>
              <table:table-cell office:value-type="float" office:value="0.0194174757281553">
                <text:p>0.0194174757281553</text:p>
                <draw:g>
                  <svg:desc>Sheet2.B14:Sheet2.K14</svg:desc>
                </draw:g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0.0202702702702703">
                <text:p>0.0202702702702703</text:p>
              </table:table-cell>
              <table:table-cell office:value-type="float" office:value="0.0445859872611465">
                <text:p>0.0445859872611465</text:p>
              </table:table-cell>
              <table:table-cell office:value-type="float" office:value="0.0541871921182266">
                <text:p>0.0541871921182266</text:p>
              </table:table-cell>
              <table:table-cell office:value-type="float" office:value="0.0702702702702703">
                <text:p>0.0702702702702703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372340425531915">
                <text:p>0.0372340425531915</text:p>
              </table:table-cell>
              <table:table-cell office:value-type="float" office:value="0.0251256281407035">
                <text:p>0.0251256281407035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string">
                <text:p>service_description</text:p>
                <draw:g>
                  <svg:desc>Sheet2.A15:Sheet2.A15</svg:desc>
                </draw:g>
              </table:table-cell>
              <table:table-cell office:value-type="float" office:value="0.058252427184466">
                <text:p>0.058252427184466</text:p>
                <draw:g>
                  <svg:desc>Sheet2.B15:Sheet2.K15</svg:desc>
                </draw:g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114864864864865">
                <text:p>0.114864864864865</text:p>
              </table:table-cell>
              <table:table-cell office:value-type="float" office:value="0.127388535031847">
                <text:p>0.127388535031847</text:p>
              </table:table-cell>
              <table:table-cell office:value-type="float" office:value="0.0886699507389163">
                <text:p>0.0886699507389163</text:p>
              </table:table-cell>
              <table:table-cell office:value-type="float" office:value="0.0756756756756757">
                <text:p>0.0756756756756757</text:p>
              </table:table-cell>
              <table:table-cell office:value-type="float" office:value="0.0579710144927536">
                <text:p>0.057971014492753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0.050251256281407">
                <text:p>0.050251256281407</text:p>
              </table:table-cell>
              <table:table-cell office:value-type="float" office:value="0.0396039603960396">
                <text:p>0.0396039603960396</text:p>
              </table:table-cell>
            </table:table-row>
            <table:table-row>
              <table:table-cell office:value-type="string">
                <text:p>owl_ontology</text:p>
                <draw:g>
                  <svg:desc>Sheet2.A16:Sheet2.A16</svg:desc>
                </draw:g>
              </table:table-cell>
              <table:table-cell office:value-type="float" office:value="0.184466019417476">
                <text:p>0.184466019417476</text:p>
                <draw:g>
                  <svg:desc>Sheet2.B16:Sheet2.K16</svg:desc>
                </draw:g>
              </table:table-cell>
              <table:table-cell office:value-type="float" office:value="0.147887323943662">
                <text:p>0.147887323943662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0.178343949044586">
                <text:p>0.178343949044586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0.140096618357488">
                <text:p>0.140096618357488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4070351758794">
                <text:p>0.14070351758794</text:p>
              </table:table-cell>
              <table:table-cell office:value-type="float" office:value="0.148514851485149">
                <text:p>0.148514851485149</text:p>
              </table:table-cell>
            </table:table-row>
            <table:table-row>
              <table:table-cell office:value-type="string">
                <text:p>keyword_search</text:p>
                <draw:g>
                  <svg:desc>Sheet2.A17:Sheet2.A17</svg:desc>
                </draw:g>
              </table:table-cell>
              <table:table-cell office:value-type="float" office:value="0.106796116504854">
                <text:p>0.106796116504854</text:p>
                <draw:g>
                  <svg:desc>Sheet2.B17:Sheet2.K17</svg:desc>
                </draw:g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0743243243243243">
                <text:p>0.0743243243243243</text:p>
              </table:table-cell>
              <table:table-cell office:value-type="float" office:value="0.146496815286624">
                <text:p>0.146496815286624</text:p>
              </table:table-cell>
              <table:table-cell office:value-type="float" office:value="0.0788177339901478">
                <text:p>0.0788177339901478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0.0338164251207729">
                <text:p>0.0338164251207729</text:p>
              </table:table-cell>
              <table:table-cell office:value-type="float" office:value="0.0691489361702128">
                <text:p>0.0691489361702128</text:p>
              </table:table-cell>
              <table:table-cell office:value-type="float" office:value="0.0804020100502513">
                <text:p>0.0804020100502513</text:p>
              </table:table-cell>
              <table:table-cell office:value-type="float" office:value="0.0742574257425743">
                <text:p>0.0742574257425743</text:p>
              </table:table-cell>
            </table:table-row>
            <table:table-row>
              <table:table-cell office:value-type="string">
                <text:p>open_data</text:p>
                <draw:g>
                  <svg:desc>Sheet2.A18:Sheet2.A18</svg:desc>
                </draw:g>
              </table:table-cell>
              <table:table-cell office:value-type="float" office:value="0.00970873786407767">
                <text:p>0.00970873786407767</text:p>
                <draw:g>
                  <svg:desc>Sheet2.B18:Sheet2.K18</svg:desc>
                </draw:g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0743243243243243">
                <text:p>0.0743243243243243</text:p>
              </table:table-cell>
              <table:table-cell office:value-type="float" office:value="0.171974522292994">
                <text:p>0.171974522292994</text:p>
              </table:table-cell>
              <table:table-cell office:value-type="float" office:value="0.246305418719212">
                <text:p>0.246305418719212</text:p>
              </table:table-cell>
              <table:table-cell office:value-type="float" office:value="0.335135135135135">
                <text:p>0.335135135135135</text:p>
              </table:table-cell>
              <table:table-cell office:value-type="float" office:value="0.405797101449275">
                <text:p>0.405797101449275</text:p>
              </table:table-cell>
              <table:table-cell office:value-type="float" office:value="0.452127659574468">
                <text:p>0.452127659574468</text:p>
              </table:table-cell>
              <table:table-cell office:value-type="float" office:value="0.412060301507538">
                <text:p>0.412060301507538</text:p>
              </table:table-cell>
              <table:table-cell office:value-type="float" office:value="0.445544554455446">
                <text:p>0.445544554455446</text:p>
              </table:table-cell>
            </table:table-row>
            <table:table-row>
              <table:table-cell office:value-type="string">
                <text:p>semantic_search</text:p>
                <draw:g>
                  <svg:desc>Sheet2.A19:Sheet2.A19</svg:desc>
                </draw:g>
              </table:table-cell>
              <table:table-cell office:value-type="float" office:value="0.106796116504854">
                <text:p>0.106796116504854</text:p>
                <draw:g>
                  <svg:desc>Sheet2.B19:Sheet2.K19</svg:desc>
                </draw:g>
              </table:table-cell>
              <table:table-cell office:value-type="float" office:value="0.161971830985916">
                <text:p>0.161971830985916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159235668789809">
                <text:p>0.159235668789809</text:p>
              </table:table-cell>
              <table:table-cell office:value-type="float" office:value="0.113300492610837">
                <text:p>0.113300492610837</text:p>
              </table:table-cell>
              <table:table-cell office:value-type="float" office:value="0.156756756756757">
                <text:p>0.156756756756757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0.122340425531915">
                <text:p>0.122340425531915</text:p>
              </table:table-cell>
              <table:table-cell office:value-type="float" office:value="0.115577889447236">
                <text:p>0.115577889447236</text:p>
              </table:table-cell>
              <table:table-cell office:value-type="float" office:value="0.138613861386139">
                <text:p>0.138613861386139</text:p>
              </table:table-cell>
            </table:table-row>
            <table:table-row>
              <table:table-cell office:value-type="string">
                <text:p>query_processing</text:p>
                <draw:g>
                  <svg:desc>Sheet2.A20:Sheet2.A20</svg:desc>
                </draw:g>
              </table:table-cell>
              <table:table-cell office:value-type="float" office:value="0.0679611650485437">
                <text:p>0.0679611650485437</text:p>
                <draw:g>
                  <svg:desc>Sheet2.B20:Sheet2.K20</svg:desc>
                </draw:g>
              </table:table-cell>
              <table:table-cell office:value-type="float" office:value="0.0915492957746479">
                <text:p>0.0915492957746479</text:p>
              </table:table-cell>
              <table:table-cell office:value-type="float" office:value="0.0675675675675676">
                <text:p>0.0675675675675676</text:p>
              </table:table-cell>
              <table:table-cell office:value-type="float" office:value="0.127388535031847">
                <text:p>0.127388535031847</text:p>
              </table:table-cell>
              <table:table-cell office:value-type="float" office:value="0.123152709359606">
                <text:p>0.123152709359606</text:p>
              </table:table-cell>
              <table:table-cell office:value-type="float" office:value="0.118918918918919">
                <text:p>0.118918918918919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0957446808510638">
                <text:p>0.0957446808510638</text:p>
              </table:table-cell>
              <table:table-cell office:value-type="float" office:value="0.130653266331658">
                <text:p>0.130653266331658</text:p>
              </table:table-cell>
              <table:table-cell office:value-type="float" office:value="0.153465346534653">
                <text:p>0.153465346534653</text:p>
              </table:table-cell>
            </table:table-row>
            <table:table-row>
              <table:table-cell office:value-type="string">
                <text:p>user_interface</text:p>
                <draw:g>
                  <svg:desc>Sheet2.A21:Sheet2.A21</svg:desc>
                </draw:g>
              </table:table-cell>
              <table:table-cell office:value-type="float" office:value="0.271844660194175">
                <text:p>0.271844660194175</text:p>
                <draw:g>
                  <svg:desc>Sheet2.B21:Sheet2.K21</svg:desc>
                </draw:g>
              </table:table-cell>
              <table:table-cell office:value-type="float" office:value="0.288732394366197">
                <text:p>0.288732394366197</text:p>
              </table:table-cell>
              <table:table-cell office:value-type="float" office:value="0.263513513513513">
                <text:p>0.263513513513513</text:p>
              </table:table-cell>
              <table:table-cell office:value-type="float" office:value="0.280254777070064">
                <text:p>0.280254777070064</text:p>
              </table:table-cell>
              <table:table-cell office:value-type="float" office:value="0.280788177339901">
                <text:p>0.280788177339901</text:p>
              </table:table-cell>
              <table:table-cell office:value-type="float" office:value="0.281081081081081">
                <text:p>0.281081081081081</text:p>
              </table:table-cell>
              <table:table-cell office:value-type="float" office:value="0.241545893719807">
                <text:p>0.241545893719807</text:p>
              </table:table-cell>
              <table:table-cell office:value-type="float" office:value="0.24468085106383">
                <text:p>0.24468085106383</text:p>
              </table:table-cell>
              <table:table-cell office:value-type="float" office:value="0.256281407035176">
                <text:p>0.256281407035176</text:p>
              </table:table-cell>
              <table:table-cell office:value-type="float" office:value="0.247524752475248">
                <text:p>0.247524752475248</text:p>
              </table:table-cell>
            </table:table-row>
            <table:table-row>
              <table:table-cell office:value-type="string">
                <text:p>rdf_graph</text:p>
                <draw:g>
                  <svg:desc>Sheet2.A22:Sheet2.A22</svg:desc>
                </draw:g>
              </table:table-cell>
              <table:table-cell office:value-type="float" office:value="0.184466019417476">
                <text:p>0.184466019417476</text:p>
                <draw:g>
                  <svg:desc>Sheet2.B22:Sheet2.K22</svg:desc>
                </draw:g>
              </table:table-cell>
              <table:table-cell office:value-type="float" office:value="0.154929577464789">
                <text:p>0.154929577464789</text:p>
              </table:table-cell>
              <table:table-cell office:value-type="float" office:value="0.263513513513513">
                <text:p>0.263513513513513</text:p>
              </table:table-cell>
              <table:table-cell office:value-type="float" office:value="0.254777070063694">
                <text:p>0.254777070063694</text:p>
              </table:table-cell>
              <table:table-cell office:value-type="float" office:value="0.251231527093596">
                <text:p>0.251231527093596</text:p>
              </table:table-cell>
              <table:table-cell office:value-type="float" office:value="0.281081081081081">
                <text:p>0.281081081081081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4468085106383">
                <text:p>0.24468085106383</text:p>
              </table:table-cell>
              <table:table-cell office:value-type="float" office:value="0.346733668341709">
                <text:p>0.346733668341709</text:p>
              </table:table-cell>
              <table:table-cell office:value-type="float" office:value="0.292079207920792">
                <text:p>0.292079207920792</text:p>
              </table:table-cell>
            </table:table-row>
            <table:table-row>
              <table:table-cell office:value-type="string">
                <text:p>web_service</text:p>
                <draw:g>
                  <svg:desc>Sheet2.A23:Sheet2.A23</svg:desc>
                </draw:g>
              </table:table-cell>
              <table:table-cell office:value-type="float" office:value="0.359223300970874">
                <text:p>0.359223300970874</text:p>
                <draw:g>
                  <svg:desc>Sheet2.B23:Sheet2.K23</svg:desc>
                </draw:g>
              </table:table-cell>
              <table:table-cell office:value-type="float" office:value="0.309859154929577">
                <text:p>0.309859154929577</text:p>
              </table:table-cell>
              <table:table-cell office:value-type="float" office:value="0.405405405405405">
                <text:p>0.405405405405405</text:p>
              </table:table-cell>
              <table:table-cell office:value-type="float" office:value="0.343949044585987">
                <text:p>0.343949044585987</text:p>
              </table:table-cell>
              <table:table-cell office:value-type="float" office:value="0.349753694581281">
                <text:p>0.349753694581281</text:p>
              </table:table-cell>
              <table:table-cell office:value-type="float" office:value="0.264864864864865">
                <text:p>0.264864864864865</text:p>
              </table:table-cell>
              <table:table-cell office:value-type="float" office:value="0.256038647342995">
                <text:p>0.256038647342995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.261306532663317">
                <text:p>0.261306532663317</text:p>
              </table:table-cell>
              <table:table-cell office:value-type="float" office:value="0.178217821782178">
                <text:p>0.178217821782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